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fo:text-align="justify" style:justify-single-word="false" style:text-autospace="none"/>
    </style:style>
    <style:style style:name="P3"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5" style:family="paragraph" style:parent-style-name="Standard">
      <style:paragraph-properties fo:margin-top="0in" fo:margin-bottom="0.139in" fo:line-height="115%" style:text-autospace="none"/>
      <style:text-properties fo:font-weight="bold" style:font-weight-asian="bold" style:font-weight-complex="bold"/>
    </style:style>
    <style:style style:name="P6" style:family="paragraph" style:parent-style-name="Standard">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7" style:family="paragraph" style:parent-style-name="Standard">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8" style:family="paragraph" style:parent-style-name="Standard">
      <style:paragraph-properties fo:margin-top="0in" fo:margin-bottom="0.139in" fo:line-height="115%"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9" style:family="paragraph" style:parent-style-name="Standard">
      <style:paragraph-properties fo:margin-top="0in" fo:margin-bottom="0.139in" fo:line-height="115%" fo:text-align="justify" style:justify-single-word="false" style:text-autospace="none"/>
      <style:text-properties fo:color="#330066"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10" style:family="paragraph" style:parent-style-name="Standard">
      <style:paragraph-properties fo:margin-top="0in" fo:margin-bottom="0.139in" fo:line-height="115%" fo:text-align="justify" style:justify-single-word="false" style:text-autospace="none"/>
      <style:text-properties fo:color="#330066"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11" style:family="paragraph" style:parent-style-name="Standard">
      <style:paragraph-properties fo:margin-top="0in" fo:margin-bottom="0.139in" fo:line-height="115%" style:text-autospace="none"/>
      <style:text-properties fo:color="#008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style:text-autospace="none"/>
    </style:style>
    <style:style style:name="P14"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15" style:family="paragraph" style:parent-style-name="Standard">
      <style:paragraph-properties fo:text-align="center" style:justify-single-word="false"/>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1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7" style:family="paragraph" style:parent-style-name="Standard">
      <style:paragraph-properties style:text-autospace="none"/>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18" style:family="paragraph" style:parent-style-name="Standard">
      <style:paragraph-properties style:text-autospace="none"/>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P19" style:family="paragraph" style:parent-style-name="Standard">
      <style:paragraph-properties style:text-autospace="none"/>
      <style:text-properties fo:color="#000000" style:font-name="Consolas" fo:font-size="9.5pt" fo:font-style="normal" style:font-name-asian="Consolas" style:font-size-asian="9.5pt" style:font-style-asian="normal" style:font-name-complex="Consolas" style:font-size-complex="9.5pt" style:font-style-complex="normal"/>
    </style:style>
    <style:style style:name="P20"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21"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22"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23" style:family="paragraph" style:parent-style-name="Standard">
      <style:paragraph-properties fo:margin-left="0.3543in" fo:margin-right="0in" fo:margin-top="0in" fo:margin-bottom="0.139in" fo:line-height="115%" fo:text-indent="0in" style:auto-text-indent="false" style:text-autospace="none"/>
    </style:style>
    <style:style style:name="P24"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25"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text-properties style:font-name="Calibri" fo:font-size="11pt" fo:language="en" fo:country="US" style:font-name-asian="Calibri" style:font-size-asian="11pt" style:font-name-complex="Calibri" style:font-size-complex="11pt"/>
    </style:style>
    <style:style style:name="P26"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27" style:family="paragraph" style:parent-style-name="Standard">
      <style:paragraph-properties fo:margin-left="0.3646in" fo:margin-right="0in" fo:margin-top="0in" fo:margin-bottom="0.139in" fo:line-height="115%" fo:text-indent="0in" style:auto-text-indent="false" style:text-autospace="none"/>
    </style:style>
    <style:style style:name="P28"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9" style:family="paragraph" style:parent-style-name="Standard">
      <style:paragraph-properties fo:margin-left="0.3646in" fo:margin-right="0.1874in" fo:margin-top="0in" fo:margin-bottom="0.139in" fo:line-height="115%" fo:text-indent="0in" style:auto-text-indent="false" style:text-autospace="none"/>
    </style:style>
    <style:style style:name="P30"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31"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32" style:family="paragraph" style:parent-style-name="Standard">
      <style:paragraph-properties fo:margin-left="0.3646in" fo:margin-right="0.2083in" fo:margin-top="0in" fo:margin-bottom="0.139in" fo:line-height="115%" fo:text-indent="0in" style:auto-text-indent="false" style:text-autospace="none"/>
    </style:style>
    <style:style style:name="P33" style:family="paragraph" style:parent-style-name="Standard">
      <style:paragraph-properties fo:margin-left="0.3646in" fo:margin-right="0.2083in" fo:margin-top="0in" fo:margin-bottom="0.139in" fo:line-height="115%" fo:text-indent="0in" style:auto-text-indent="false"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34"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35"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6"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7"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8"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39"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40"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41"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2"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3"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4"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5"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6"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7"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8"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49" style:family="paragraph" style:parent-style-name="Standard">
      <style:paragraph-properties fo:margin-left="0.302in" fo:margin-right="0.2602in" fo:margin-top="0in" fo:margin-bottom="0.139in" fo:line-height="115%" fo:text-indent="0in" style:auto-text-indent="false" style:text-autospace="none"/>
    </style:style>
    <style:style style:name="P50"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51" style:family="paragraph" style:parent-style-name="Standard">
      <style:paragraph-properties fo:margin-left="0.302in" fo:margin-right="0.2602in" fo:margin-top="0in" fo:margin-bottom="0.139in" fo:line-height="100%" fo:text-indent="0in" style:auto-text-indent="false" style:text-autospace="none"/>
    </style:style>
    <style:style style:name="P52" style:family="paragraph" style:parent-style-name="Standard">
      <style:paragraph-properties fo:margin-left="0.4689in" fo:margin-right="0in" fo:margin-top="0in" fo:margin-bottom="0.139in" fo:line-height="115%" fo:text-indent="0in" style:auto-text-indent="false" style:text-autospace="none"/>
      <style:text-properties fo:font-weight="normal" style:font-weight-asian="normal" style:font-weight-complex="normal"/>
    </style:style>
    <style:style style:name="P53" style:family="paragraph" style:parent-style-name="Standard" style:master-page-name="">
      <style:paragraph-properties fo:margin-left="0.4689in" fo:margin-right="0in" fo:margin-top="0in" fo:margin-bottom="0.139in" fo:line-height="115%" fo:text-indent="0in" style:auto-text-indent="false" style:page-number="auto" style:text-autospace="none"/>
      <style:text-properties fo:font-weight="normal" style:font-weight-asian="normal" style:font-weight-complex="normal"/>
    </style:style>
    <style:style style:name="P54" style:family="paragraph" style:parent-style-name="Standard" style:master-page-name="">
      <style:paragraph-properties fo:margin-left="0.5311in" fo:margin-right="0in" fo:margin-top="0in" fo:margin-bottom="0.139in" fo:line-height="115%" fo:text-indent="0in" style:auto-text-indent="false" style:page-number="auto"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55" style:family="paragraph" style:parent-style-name="Standard">
      <style:paragraph-properties fo:margin-left="0.5311in" fo:margin-right="0in" fo:margin-top="0in" fo:margin-bottom="0.139in" fo:line-height="115%" fo:text-align="justify" style:justify-single-word="false" fo:text-indent="0in" style:auto-text-indent="false" style:text-autospace="none"/>
      <style:text-properties fo:color="#330066"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6" style:family="paragraph" style:parent-style-name="Standard">
      <style:paragraph-properties fo:margin-left="0.5102in" fo:margin-right="0in" fo:margin-top="0in" fo:margin-bottom="0.139in" fo:line-height="115%" fo:text-align="justify" style:justify-single-word="false" fo:text-indent="0in" style:auto-text-indent="false" style:text-autospace="none"/>
      <style:text-properties fo:font-weight="bold" style:font-weight-asian="bold" style:font-weight-complex="bold"/>
    </style:style>
    <style:style style:name="P57" style:family="paragraph" style:parent-style-name="Standard">
      <style:paragraph-properties fo:margin-left="0.5102in" fo:margin-right="0in" fo:text-indent="0in" style:auto-text-indent="false" style:text-autospace="none"/>
      <style:text-properties fo:color="#000000" style:font-name="Consolas" fo:font-size="9.5pt" style:font-name-asian="Consolas" style:font-size-asian="9.5pt" style:font-name-complex="Consolas" style:font-size-complex="9.5pt"/>
    </style:style>
    <style:style style:name="P58" style:family="paragraph" style:parent-style-name="Standard">
      <style:paragraph-properties fo:margin-left="0.5102in" fo:margin-right="0in" fo:text-indent="0in" style:auto-text-indent="false" style:text-autospace="none"/>
    </style:style>
    <style:style style:name="P59" style:family="paragraph" style:parent-style-name="Standard" style:master-page-name="">
      <style:paragraph-properties fo:margin-left="0.5102in" fo:margin-right="0in" fo:text-indent="0in" style:auto-text-indent="false" style:page-number="auto" style:text-autospace="none"/>
      <style:text-properties fo:color="#000000" style:font-name="Consolas" fo:font-size="9.5pt" style:font-name-asian="Consolas" style:font-size-asian="9.5pt" style:font-name-complex="Consolas" style:font-size-complex="9.5pt"/>
    </style:style>
    <style:style style:name="P60" style:family="paragraph" style:parent-style-name="Standard">
      <style:paragraph-properties fo:margin-left="0.5102in" fo:margin-right="0.2398in" fo:line-height="115%" fo:text-indent="0in" style:auto-text-indent="false" style:text-autospace="none"/>
    </style:style>
    <style:style style:name="P61" style:family="paragraph" style:parent-style-name="Standard">
      <style:paragraph-properties fo:margin-left="0.5102in" fo:margin-right="0.2398in" fo:line-height="115%" fo:text-indent="0in" style:auto-text-indent="false" style:text-autospace="none"/>
      <style:text-properties fo:color="#000000" style:font-name="Consolas" fo:font-size="9.5pt" style:font-name-asian="Consolas" style:font-size-asian="9.5pt" style:font-name-complex="Consolas" style:font-size-complex="9.5pt"/>
    </style:style>
    <style:style style:name="P62" style:family="paragraph" style:parent-style-name="Standard">
      <style:paragraph-properties fo:margin-left="0.5102in" fo:margin-right="0.2398in" fo:line-height="115%" fo:text-indent="0in" style:auto-text-indent="false" style:text-autospace="none"/>
      <style:text-properties fo:color="#000000" style:font-name="Consolas" fo:font-size="9.5pt" fo:font-style="normal" style:font-name-asian="Consolas" style:font-size-asian="9.5pt" style:font-style-asian="normal" style:font-name-complex="Consolas" style:font-size-complex="9.5pt" style:font-style-complex="normal"/>
    </style:style>
    <style:style style:name="P63" style:family="paragraph" style:parent-style-name="Standard" style:master-page-name="">
      <style:paragraph-properties fo:margin-left="0.5102in" fo:margin-right="0.2398in" fo:line-height="115%" fo:text-indent="0in" style:auto-text-indent="false" style:page-number="auto" style:text-autospace="none"/>
    </style:style>
    <style:style style:name="P64" style:family="paragraph" style:parent-style-name="Standard">
      <style:paragraph-properties fo:margin-left="0.5626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65" style:family="paragraph" style:parent-style-name="Standard" style:master-page-name="">
      <style:paragraph-properties fo:margin-left="0.5626in" fo:margin-right="0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66" style:family="paragraph" style:parent-style-name="Standard">
      <style:paragraph-properties fo:margin-left="0.5626in" fo:margin-right="0in" fo:line-height="115%" fo:text-indent="0in" style:auto-text-indent="false" style:text-autospace="none"/>
      <style:text-properties fo:color="#000000" style:font-name="Consolas" fo:font-size="9.5pt" style:font-name-asian="Consolas" style:font-size-asian="9.5pt" style:font-name-complex="Consolas" style:font-size-complex="9.5pt"/>
    </style:style>
    <style:style style:name="P67" style:family="paragraph" style:parent-style-name="Standard">
      <style:paragraph-properties fo:margin-left="0.5626in" fo:margin-right="0in" fo:line-height="115%" fo:text-indent="0in" style:auto-text-indent="false" style:text-autospace="none"/>
    </style:style>
    <style:style style:name="P68" style:family="paragraph" style:parent-style-name="Standard" style:master-page-name="">
      <style:paragraph-properties fo:margin-left="0.6043in" fo:margin-right="0in" fo:text-indent="0in" style:auto-text-indent="false" style:page-number="auto" style:text-autospace="none"/>
      <style:text-properties fo:color="#000000" style:font-name="Consolas" fo:font-size="9.5pt" style:font-name-asian="Consolas" style:font-size-asian="9.5pt" style:font-name-complex="Consolas" style:font-size-complex="9.5pt"/>
    </style:style>
    <style:style style:name="P69" style:family="paragraph" style:parent-style-name="Standard">
      <style:paragraph-properties fo:margin-left="0.6043in" fo:margin-right="0in" fo:text-indent="0in" style:auto-text-indent="false" style:text-autospace="none"/>
    </style:style>
    <style:style style:name="P70" style:family="paragraph" style:parent-style-name="Standard">
      <style:paragraph-properties fo:margin-left="0.6043in" fo:margin-right="0in" fo:text-indent="0in" style:auto-text-indent="false" style:text-autospace="none"/>
      <style:text-properties fo:color="#000000" style:font-name="Consolas" fo:font-size="9.5pt" style:font-name-asian="Consolas" style:font-size-asian="9.5pt" style:font-name-complex="Consolas" style:font-size-complex="9.5pt"/>
    </style:style>
    <style:style style:name="P71" style:family="paragraph" style:parent-style-name="Standard" style:master-page-name="">
      <style:paragraph-properties fo:margin-left="0.4898in" fo:margin-right="0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72" style:family="paragraph" style:parent-style-name="Standard" style:master-page-name="">
      <style:paragraph-properties fo:margin-left="0.5in" fo:margin-right="0in" fo:text-indent="0in" style:auto-text-indent="false" style:page-number="auto" style:text-autospace="none"/>
    </style:style>
    <style:style style:name="P73" style:family="paragraph" style:parent-style-name="Standard">
      <style:paragraph-properties fo:margin-left="0.5in" fo:margin-right="0in" fo:text-indent="0in" style:auto-text-indent="false" style:text-autospace="none"/>
      <style:text-properties fo:color="#000000" style:font-name="Consolas" fo:font-size="9.5pt" style:font-name-asian="Consolas" style:font-size-asian="9.5pt" style:font-name-complex="Consolas" style:font-size-complex="9.5pt"/>
    </style:style>
    <style:style style:name="P74" style:family="paragraph" style:parent-style-name="Standard">
      <style:paragraph-properties fo:margin-left="0.5in" fo:margin-right="0in" fo:text-indent="0in" style:auto-text-indent="false" style:text-autospace="none"/>
    </style:style>
    <style:style style:name="P75" style:family="paragraph" style:parent-style-name="Standard">
      <style:paragraph-properties fo:margin-left="0.5in" fo:margin-right="0in" fo:text-indent="0in" style:auto-text-indent="false" style:text-autospace="none"/>
      <style:text-properties fo:color="#008000" style:font-name="Consolas" fo:font-size="9.5pt" style:font-name-asian="Consolas" style:font-size-asian="9.5pt" style:font-name-complex="Consolas" style:font-size-complex="9.5pt"/>
    </style:style>
    <style:style style:name="P76" style:family="paragraph" style:parent-style-name="Standard">
      <style:paragraph-properties fo:margin-left="0.5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77" style:family="paragraph" style:parent-style-name="Standard" style:master-page-name="Standard">
      <style:paragraph-properties fo:text-align="center" style:justify-single-word="false" style:page-number="auto"/>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78" style:family="paragraph" style:parent-style-name="Standard" style:list-style-name="L1">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79" style:family="paragraph" style:parent-style-name="Standard" style:list-style-name="L1">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80" style:family="paragraph" style:parent-style-name="Standard">
      <style:paragraph-properties fo:margin-left="0.5102in" fo:margin-right="0.2398in" fo:line-height="115%" fo:text-indent="0in" style:auto-text-indent="false" style:text-autospace="none"/>
      <style:text-properties fo:color="#000000" style:font-name="Consolas" fo:font-size="9.5pt" fo:font-style="normal" style:font-name-asian="Consolas" style:font-size-asian="9.5pt" style:font-style-asian="normal" style:font-name-complex="Consolas" style:font-size-complex="9.5pt" style:font-style-complex="normal"/>
    </style:style>
    <style:style style:name="P81" style:family="paragraph" style:parent-style-name="Standard">
      <style:paragraph-properties fo:margin-left="0.5626in" fo:margin-right="0in" fo:margin-top="0in" fo:margin-bottom="0.139in" fo:line-height="115%" fo:text-indent="0in" style:auto-text-indent="false" style:text-autospace="none"/>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 style:family="text">
      <style:text-properties fo:color="#000000" style:font-name="Consolas" fo:font-size="9.5pt" fo:language="ru" fo:country="RU" fo:font-style="normal" style:font-name-asian="Consolas" style:font-size-asian="9.5pt" style:font-style-asian="normal" style:font-name-complex="Consolas" style:font-size-complex="9.5pt" style:font-style-complex="normal"/>
    </style:style>
    <style:style style:name="T3" style:family="text">
      <style:text-properties fo:color="#00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 style:family="text">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5" style:family="text">
      <style:text-properties fo:color="#000000" style:font-name="Consolas" fo:font-size="9.5pt" fo:language="en" fo:country="US" fo:font-style="italic" fo:font-weight="bold" style:font-name-asian="Consolas" style:font-size-asian="9.5pt" style:font-style-asian="italic" style:font-weight-asian="bold" style:font-name-complex="Consolas" style:font-size-complex="9.5pt" style:font-style-complex="italic" style:font-weight-complex="bold"/>
    </style:style>
    <style:style style:name="T6" style:family="text">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 style:family="text">
      <style:text-properties fo:color="#000000" style:font-name="Consolas" fo:font-size="9.5pt" fo:language="en" fo:country="US" fo:font-style="normal" style:font-name-asian="Consolas" style:font-size-asian="9.5pt" style:font-style-asian="normal" style:font-name-complex="Consolas" style:font-size-complex="9.5pt" style:font-style-complex="normal"/>
    </style:style>
    <style:style style:name="T8" style:family="text">
      <style:text-properties fo:color="#000000" style:font-name="Consolas" fo:font-size="9.5pt" fo:language="uk" fo:country="UA"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9" style:family="text">
      <style:text-properties fo:color="#000000" style:font-name="Consolas" fo:font-size="9.5pt" fo:language="uk" fo:country="UA" style:font-name-asian="Consolas" style:font-size-asian="9.5pt" style:font-name-complex="Consolas" style:font-size-complex="9.5pt"/>
    </style:style>
    <style:style style:name="T10" style:family="text">
      <style:text-properties fo:color="#000000" style:font-name="Consolas" fo:font-size="9.5pt" fo:language="uk" fo:country="UA" fo:font-style="normal" style:font-name-asian="Consolas" style:font-size-asian="9.5pt" style:font-style-asian="normal" style:font-name-complex="Consolas" style:font-size-complex="9.5pt" style:font-style-complex="normal"/>
    </style:style>
    <style:style style:name="T11" style:family="text">
      <style:text-properties fo:color="#000000" style:font-name="Consolas" fo:font-size="9.5pt" style:font-name-asian="Consolas" style:font-size-asian="9.5pt" style:font-name-complex="Consolas" style:font-size-complex="9.5pt"/>
    </style:style>
    <style:style style:name="T12"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13" style:family="text">
      <style:text-properties fo:color="#000000" fo:language="en" fo:country="US" fo:font-style="normal" fo:font-weight="normal" style:font-style-asian="normal" style:font-weight-asian="normal" style:font-style-complex="normal" style:font-weight-complex="normal"/>
    </style:style>
    <style:style style:name="T14" style:family="text">
      <style:text-properties fo:font-weight="bold" style:font-weight-asian="bold" style:font-weight-complex="bold"/>
    </style:style>
    <style:style style:name="T15" style:family="text">
      <style:text-properties fo:color="#88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6" style:family="text">
      <style:text-properties fo:color="#880000" style:font-name="Consolas" fo:font-size="9.5pt" fo:language="ru" fo:country="RU" fo:font-weight="normal" style:font-name-asian="Consolas" style:font-size-asian="9.5pt" style:font-weight-asian="normal" style:font-name-complex="Consolas" style:font-size-complex="9.5pt" style:font-weight-complex="normal"/>
    </style:style>
    <style:style style:name="T17" style:family="text">
      <style:text-properties fo:color="#880000" style:font-name="Consolas" fo:font-size="9.5pt" fo:font-style="italic" style:font-name-asian="Consolas" style:font-size-asian="9.5pt" style:font-style-asian="italic" style:font-name-complex="Consolas" style:font-size-complex="9.5pt" style:font-style-complex="italic"/>
    </style:style>
    <style:style style:name="T18" style:family="text">
      <style:text-properties fo:color="#88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9" style:family="text">
      <style:text-properties fo:color="#880000" style:font-name="Consolas" fo:font-size="9.5pt" style:font-name-asian="Consolas" style:font-size-asian="9.5pt" style:font-name-complex="Consolas" style:font-size-complex="9.5pt"/>
    </style:style>
    <style:style style:name="T20" style:family="text">
      <style:text-properties fo:color="#880000" style:font-name="Consolas" fo:font-size="9.5pt" fo:font-style="normal" style:font-name-asian="Consolas" style:font-size-asian="9.5pt" style:font-style-asian="normal" style:font-name-complex="Consolas" style:font-size-complex="9.5pt" style:font-style-complex="normal"/>
    </style:style>
    <style:style style:name="T21" style:family="text">
      <style:text-properties style:font-name="Calibri" fo:font-size="11pt" fo:language="ru" fo:country="RU" style:font-name-asian="Calibri" style:font-size-asian="11pt" style:font-name-complex="Calibri" style:font-size-complex="11pt"/>
    </style:style>
    <style:style style:name="T22"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23"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24"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25" style:family="text">
      <style:text-properties style:font-name="Calibri" fo:font-size="11pt" fo:language="uk" fo:country="UA" style:font-name-asian="Calibri" style:font-size-asian="11pt" style:font-name-complex="Calibri" style:font-size-complex="11pt"/>
    </style:style>
    <style:style style:name="T26" style:family="text">
      <style:text-properties style:font-name="Calibri" fo:font-size="11pt" fo:language="en" fo:country="US" style:font-name-asian="Calibri" style:font-size-asian="11pt" style:font-name-complex="Calibri" style:font-size-complex="11pt"/>
    </style:style>
    <style:style style:name="T27"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8"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9" style:family="text">
      <style:text-properties style:font-name="Calibri" fo:language="ru" fo:country="RU" style:font-name-asian="Calibri" style:font-name-complex="Calibri"/>
    </style:style>
    <style:style style:name="T30" style:family="text">
      <style:text-properties style:font-name="Calibri" fo:language="en" fo:country="US" style:font-name-asian="Calibri" style:font-name-complex="Calibri"/>
    </style:style>
    <style:style style:name="T31" style:family="text">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2" style:family="text">
      <style:text-properties fo:color="#0000ff"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3" style:family="text">
      <style:text-properties fo:color="#0000ff" style:font-name="Consolas" fo:font-size="9.5pt" style:font-name-asian="Consolas" style:font-size-asian="9.5pt" style:font-name-complex="Consolas" style:font-size-complex="9.5pt"/>
    </style:style>
    <style:style style:name="T34" style:family="text">
      <style:text-properties fo:color="#0000ff"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5"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6" style:family="text">
      <style:text-properties fo:color="#0000ff" style:font-name="Consolas" fo:font-size="9.5pt" fo:language="en" fo:country="US" style:font-name-asian="Consolas" style:font-size-asian="9.5pt" style:font-name-complex="Consolas" style:font-size-complex="9.5pt"/>
    </style:style>
    <style:style style:name="T37" style:family="text">
      <style:text-properties fo:color="#0000ff" style:font-name="Consolas" fo:font-size="9.5pt" fo:font-style="italic" style:font-name-asian="Consolas" style:font-size-asian="9.5pt" style:font-style-asian="italic" style:font-name-complex="Consolas" style:font-size-complex="9.5pt" style:font-style-complex="italic"/>
    </style:style>
    <style:style style:name="T38"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39" style:family="text">
      <style:text-properties fo:color="#0000ff" style:font-name="Consolas" fo:font-size="9.5pt" fo:language="uk" fo:country="UA" style:font-name-asian="Consolas" style:font-size-asian="9.5pt" style:font-name-complex="Consolas" style:font-size-complex="9.5pt"/>
    </style:style>
    <style:style style:name="T40" style:family="text">
      <style:text-properties fo:color="#000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1" style:family="text">
      <style:text-properties fo:color="#00008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2" style:family="text">
      <style:text-properties fo:color="#000080" style:font-name="Consolas" fo:font-size="9.5pt" style:font-name-asian="Consolas" style:font-size-asian="9.5pt" style:font-name-complex="Consolas" style:font-size-complex="9.5pt"/>
    </style:style>
    <style:style style:name="T43" style:family="text">
      <style:text-properties fo:color="#00008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4" style:family="text">
      <style:text-properties fo:color="#000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5" style:family="text">
      <style:text-properties fo:color="#000080" style:font-name="Consolas" fo:font-size="9.5pt" fo:font-style="normal" style:font-name-asian="Consolas" style:font-size-asian="9.5pt" style:font-style-asian="normal" style:font-name-complex="Consolas" style:font-size-complex="9.5pt" style:font-style-complex="normal"/>
    </style:style>
    <style:style style:name="T46" style:family="text">
      <style:text-properties fo:color="#000080" style:font-name="Consolas" fo:font-size="9.5pt" fo:font-style="italic" style:font-name-asian="Consolas" style:font-size-asian="9.5pt" style:font-style-asian="italic" style:font-name-complex="Consolas" style:font-size-complex="9.5pt" style:font-style-complex="italic"/>
    </style:style>
    <style:style style:name="T47" style:family="text">
      <style:text-properties fo:color="#000080" style:font-name="Consolas" fo:font-size="9.5pt" fo:language="uk" fo:country="UA" style:font-name-asian="Consolas" style:font-size-asian="9.5pt" style:font-name-complex="Consolas" style:font-size-complex="9.5pt"/>
    </style:style>
    <style:style style:name="T48" style:family="text">
      <style:text-properties fo:color="#a31515"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9" style:family="text">
      <style:text-properties fo:color="#a31515" style:font-name="Consolas" fo:font-size="9.5pt" style:font-name-asian="Consolas" style:font-size-asian="9.5pt" style:font-name-complex="Consolas" style:font-size-complex="9.5pt"/>
    </style:style>
    <style:style style:name="T50" style:family="text">
      <style:text-properties fo:color="#a31515"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51"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2"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53" style:family="text">
      <style:text-properties fo:color="#008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4" style:family="text">
      <style:text-properties fo:color="#008000" style:font-name="Consolas" fo:font-size="9.5pt" fo:language="ru" fo:country="RU" fo:font-style="normal" style:font-name-asian="Consolas" style:font-size-asian="9.5pt" style:font-style-asian="normal" style:font-name-complex="Consolas" style:font-size-complex="9.5pt" style:font-style-complex="normal"/>
    </style:style>
    <style:style style:name="T55" style:family="text">
      <style:text-properties fo:color="#008000" style:font-name="Consolas" fo:font-size="9.5pt" fo:language="ru" fo:country="RU" style:font-name-asian="Consolas" style:font-size-asian="9.5pt" style:font-name-complex="Consolas" style:font-size-complex="9.5pt"/>
    </style:style>
    <style:style style:name="T56" style:family="text">
      <style:text-properties fo:color="#008000" style:font-name="Consolas" fo:font-size="9.5pt" style:font-name-asian="Consolas" style:font-size-asian="9.5pt" style:font-name-complex="Consolas" style:font-size-complex="9.5pt"/>
    </style:style>
    <style:style style:name="T57" style:family="text">
      <style:text-properties fo:color="#008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58" style:family="text">
      <style:text-properties fo:color="#008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9" style:family="text">
      <style:text-properties fo:color="#008000" style:font-name="Consolas" fo:font-size="9.5pt" fo:language="en" fo:country="US" fo:font-style="normal" style:font-name-asian="Consolas" style:font-size-asian="9.5pt" style:font-style-asian="normal" style:font-name-complex="Consolas" style:font-size-complex="9.5pt" style:font-style-complex="normal"/>
    </style:style>
    <style:style style:name="T60" style:family="text">
      <style:text-properties fo:color="#008000" style:font-name="Consolas" fo:font-size="9.5pt" fo:language="en" fo:country="US" style:font-name-asian="Consolas" style:font-size-asian="9.5pt" style:font-name-complex="Consolas" style:font-size-complex="9.5pt"/>
    </style:style>
    <style:style style:name="T61" style:family="text">
      <style:text-properties fo:color="#008000" style:font-name="Consolas" fo:font-size="9.5pt" fo:language="uk" fo:country="UA" style:font-name-asian="Consolas" style:font-size-asian="9.5pt" style:font-name-complex="Consolas" style:font-size-complex="9.5pt"/>
    </style:style>
    <style:style style:name="T62" style:family="text">
      <style:text-properties fo:color="#008000" style:font-name="Consolas" fo:font-size="9.5pt" fo:language="uk" fo:country="UA" fo:font-style="normal" style:font-name-asian="Consolas" style:font-size-asian="9.5pt" style:font-style-asian="normal" style:font-name-complex="Consolas" style:font-size-complex="9.5pt" style:font-style-complex="normal"/>
    </style:style>
    <style:style style:name="T63" style:family="text">
      <style:text-properties fo:color="#008000" style:font-name="Consolas" fo:font-size="9.5pt" fo:font-style="normal" style:font-name-asian="Consolas" style:font-size-asian="9.5pt" style:font-style-asian="normal" style:font-name-complex="Consolas" style:font-size-complex="9.5pt" style:font-style-complex="normal"/>
    </style:style>
    <style:style style:name="T64" style:family="text">
      <style:text-properties style:use-window-font-color="true"/>
    </style:style>
    <style:style style:name="T65"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66"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67" style:family="text">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T68"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69"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70" style:family="text">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71"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72" style:family="text">
      <style:text-properties style:use-window-font-color="true" style:font-name="Calibri" fo:font-size="11pt" fo:language="uk" fo:country="UA" fo:font-style="normal" style:font-name-asian="Calibri" style:font-size-asian="11pt" style:font-style-asian="normal" style:font-name-complex="Calibri" style:font-size-complex="11pt" style:font-style-complex="normal"/>
    </style:style>
    <style:style style:name="T73" style:family="text">
      <style:text-properties style:use-window-font-color="true"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74" style:family="text">
      <style:text-properties style:use-window-font-color="true" fo:language="ru" fo:country="RU"/>
    </style:style>
    <style:style style:name="T75" style:family="text">
      <style:text-properties style:use-window-font-color="true" fo:language="ru" fo:country="RU" fo:font-weight="normal" style:font-weight-asian="normal" style:font-weight-complex="normal"/>
    </style:style>
    <style:style style:name="T76" style:family="text">
      <style:text-properties style:use-window-font-color="true" fo:language="uk" fo:country="UA" fo:font-weight="normal" style:font-weight-asian="normal" style:font-weight-complex="normal"/>
    </style:style>
    <style:style style:name="T77" style:family="text">
      <style:text-properties style:use-window-font-color="true" fo:font-weight="normal" style:font-weight-asian="normal" style:font-weight-complex="normal"/>
    </style:style>
    <style:style style:name="T78" style:family="text">
      <style:text-properties fo:color="#008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9" style:family="text">
      <style:text-properties fo:color="#008080" style:font-name="Consolas" fo:font-size="9.5pt" fo:font-style="normal" style:font-name-asian="Consolas" style:font-size-asian="9.5pt" style:font-style-asian="normal" style:font-name-complex="Consolas" style:font-size-complex="9.5pt" style:font-style-complex="normal"/>
    </style:style>
    <style:style style:name="T80" style:family="text">
      <style:text-properties fo:color="#008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81" style:family="text">
      <style:text-properties fo:color="#009900"/>
    </style:style>
    <style:style style:name="T82" style:family="text">
      <style:text-properties fo:language="uk" fo:country="UA"/>
    </style:style>
    <style:style style:name="T83" style:family="text">
      <style:text-properties fo:language="uk" fo:country="UA" fo:font-weight="normal" style:font-weight-asian="normal" style:font-weight-complex="normal"/>
    </style:style>
    <style:style style:name="T84" style:family="text">
      <style:text-properties fo:language="en" fo:country="US"/>
    </style:style>
    <style:style style:name="T85" style:family="text">
      <style:text-properties fo:language="en" fo:country="US" fo:font-weight="bold" style:font-weight-asian="bold" style:font-weight-complex="bold"/>
    </style:style>
    <style:style style:name="T86" style:family="text">
      <style:text-properties fo:language="en" fo:country="US" fo:font-style="italic" style:font-style-asian="italic" style:font-style-complex="italic"/>
    </style:style>
    <style:style style:name="T87" style:family="text">
      <style:text-properties fo:language="en" fo:country="US" fo:font-style="italic" fo:background-color="transparent" style:font-style-asian="italic" style:font-style-complex="italic"/>
    </style:style>
    <style:style style:name="T88" style:family="text">
      <style:text-properties fo:language="en" fo:country="US" fo:background-color="transparent"/>
    </style:style>
    <style:style style:name="T89" style:family="text">
      <style:text-properties fo:language="en" fo:country="US" fo:font-style="normal" fo:font-weight="normal" style:font-style-asian="normal" style:font-weight-asian="normal" style:font-style-complex="normal" style:font-weight-complex="normal"/>
    </style:style>
    <style:style style:name="T90" style:family="text">
      <style:text-properties fo:language="en" fo:country="US" fo:font-weight="normal" style:font-weight-asian="normal" style:font-weight-complex="normal"/>
    </style:style>
    <style:style style:name="T91" style:family="text">
      <style:text-properties fo:language="ru" fo:country="RU" fo:background-color="#66ccff"/>
    </style:style>
    <style:style style:name="T92" style:family="text">
      <style:text-properties fo:language="ru" fo:country="RU" fo:background-color="transparent"/>
    </style:style>
    <style:style style:name="T93" style:family="text">
      <style:text-properties fo:language="ru" fo:country="RU" fo:font-weight="normal" style:font-weight-asian="normal" style:font-weight-complex="normal"/>
    </style:style>
    <style:style style:name="T94" style:family="text">
      <style:text-properties fo:background-color="#66ccff"/>
    </style:style>
    <style:style style:name="T95" style:family="text">
      <style:text-properties fo:background-color="#ffccff"/>
    </style:style>
    <style:style style:name="T96" style:family="text">
      <style:text-properties fo:background-color="#b2b2b2"/>
    </style:style>
    <style:style style:name="T97" style:family="text">
      <style:text-properties fo:color="#a000a0" style:font-name="Consolas" fo:font-size="9.5pt" fo:font-style="italic" style:font-name-asian="Consolas" style:font-size-asian="9.5pt" style:font-style-asian="italic" style:font-name-complex="Consolas" style:font-size-complex="9.5pt" style:font-style-complex="italic"/>
    </style:style>
    <style:style style:name="T98" style:family="text">
      <style:text-properties fo:color="#a000a0" style:font-name="Consolas" fo:font-size="9.5pt" fo:language="en" fo:country="US" fo:font-style="italic" style:font-name-asian="Consolas" style:font-size-asian="9.5pt" style:font-style-asian="italic" style:font-name-complex="Consolas" style:font-size-complex="9.5pt" style:font-style-complex="italic"/>
    </style:style>
    <style:style style:name="T99" style:family="text">
      <style:text-properties fo:font-style="italic" style:font-style-asian="italic" style:font-style-complex="italic"/>
    </style:style>
    <style:style style:name="T100" style:family="text">
      <style:text-properties fo:font-size="14pt" fo:language="en" fo:country="US" fo:background-color="#ffccff" style:font-size-asian="14pt" style:font-size-complex="14pt"/>
    </style:style>
    <style:style style:name="T101" style:family="text">
      <style:text-properties fo:font-size="14pt" fo:language="en" fo:country="US" fo:background-color="#b2b2b2" style:font-size-asian="14pt" style:font-size-complex="14pt"/>
    </style:style>
    <style:style style:name="T102" style:family="text">
      <style:text-properties fo:font-size="14pt" fo:language="en" fo:country="US" fo:background-color="#66ccff" style:font-size-asian="14pt" style:font-size-complex="14pt"/>
    </style:style>
    <style:style style:name="T103" style:family="text">
      <style:text-properties fo:background-color="transparent"/>
    </style:style>
    <style:style style:name="T104" style:family="text">
      <style:text-properties fo:font-size="11pt" fo:language="ru" fo:country="RU" fo:background-color="transparent" style:font-size-asian="11pt" style:font-size-complex="11pt"/>
    </style:style>
    <style:style style:name="T105" style:family="text">
      <style:text-properties fo:font-size="11pt" fo:background-color="transparent" style:font-size-asian="11pt" style:font-size-complex="11pt"/>
    </style:style>
    <style:style style:name="T106" style:family="text">
      <style:text-properties fo:font-size="11pt" fo:language="uk" fo:country="UA" fo:background-color="transparent" style:font-size-asian="11pt" style:font-size-complex="11pt"/>
    </style:style>
    <style:style style:name="T107" style:family="text">
      <style:text-properties fo:font-size="11pt" fo:font-style="italic" fo:background-color="transparent" style:font-size-asian="11pt" style:font-style-asian="italic" style:font-size-complex="11pt" style:font-style-complex="italic"/>
    </style:style>
    <style:style style:name="T108" style:family="text">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109" style:family="text">
      <style:text-properties fo:color="#330066"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110" style:family="text">
      <style:text-properties fo:color="#330066"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11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2"><text:span text:style-name="T29">Константы в языке </text:span><text:span text:style-name="T30">C / </text:span><text:span text:style-name="T29">С++</text:span></text:p>
      <text:p text:style-name="P15"/>
      <text:list xml:id="list947085452945753774" text:style-name="L1">
        <text:list-item>
          <text:p text:style-name="P78">константные значения и литералы</text:p>
        </text:list-item>
        <text:list-item>
          <text:p text:style-name="P78">ссылки и указатели и передача параметров в методы</text:p>
        </text:list-item>
        <text:list-item>
          <text:p text:style-name="P78">константы как члены класса</text:p>
        </text:list-item>
        <text:list-item>
          <text:p text:style-name="P78">global const vs macro</text:p>
        </text:list-item>
        <text:list-item>
          <text:p text:style-name="P78">константы в памяти</text:p>
        </text:list-item>
        <text:list-item>
          <text:p text:style-name="P78">static const</text:p>
        </text:list-item>
        <text:list-item>
          <text:p text:style-name="P78">const methods</text:p>
        </text:list-item>
        <text:list-item>
          <text:p text:style-name="P78">const parameters</text:p>
        </text:list-item>
        <text:list-item>
          <text:p text:style-name="P78">const this</text:p>
        </text:list-item>
        <text:list-item>
          <text:p text:style-name="P78">delete this</text:p>
        </text:list-item>
        <text:list-item>
          <text:p text:style-name="P78">pimpl</text:p>
        </text:list-item>
        <text:list-item>
          <text:p text:style-name="P78">mutual &amp; const</text:p>
        </text:list-item>
        <text:list-item>
          <text:p text:style-name="P78">const in UML</text:p>
        </text:list-item>
        <text:list-item>
          <text:p text:style-name="P78">STL &amp; operator overloading</text:p>
        </text:list-item>
        <text:list-item>
          <text:p text:style-name="P79">templates</text:p>
        </text:list-item>
        <text:list-item>
          <text:p text:style-name="P79">ROM memory</text:p>
        </text:list-item>
      </text:list>
      <text:p text:style-name="P20"><text:tab/><text:tab/><text:span text:style-name="T81">/* I swear not to change this variable*/</text:span></text:p>
      <text:p text:style-name="P21"><text:span text:style-name="T26"><text:tab/></text:span><text:span text:style-name="T21">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21"><text:span text:style-name="T26"><text:tab/></text:span><text:span text:style-name="T21">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26">беpпрепрятственно</text:span><text:span text:style-name="T21">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26"><text:tab/></text:p>
      <text:p text:style-name="P25"><text:soft-page-break/></text:p>
      <text:p text:style-name="P24"><text:span text:style-name="T26"><text:tab/></text:span><text:span text:style-name="T21">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26">,</text:span><text:span text:style-name="T21">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26">, </text:span><text:span text:style-name="T21">воспринимайте </text:span><text:span text:style-name="T26">const </text:span><text:span text:style-name="T21">как часть документации. Код изобилующий </text:span><text:span text:style-name="T26">const </text:span><text:span text:style-name="T21">легче читается</text:span><text:span text:style-name="T26">, воспринимается</text:span><text:span text:style-name="T21"> и модифицируется. Как следствие, это </text:span><text:span text:style-name="T25">о</text:span><text:span text:style-name="T21">блегчает понимание проектных решений заложенных вами. И усложняет <text:s/>задачу совершить непреднамеренную ошибку в коде.</text:span></text:p>
      <text:p text:style-name="P28"><text:span text:style-name="T26"><text:tab/></text:span><text:span text:style-name="T21">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28"><text:span text:style-name="T26"><text:tab/></text:span><text:span text:style-name="T21">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30"><text:span text:style-name="T26"><text:tab/></text:span><text:span text:style-name="T21">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9"><text:span text:style-name="T26"><text:tab/></text:span><text:span text:style-name="T21">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26"> </text:span><text:span text:style-name="T21">В примерах я постараюсь затронуть аспекты использования в таких языках как С++ и Java.</text:span></text:p>
      <text:p text:style-name="P1"><text:span text:style-name="T26"><text:tab/></text:span><text:span text:style-name="T21">Начнем, пожалуй, из самого простого применения констант, а именно константных данных.</text:span></text:p>
      <text:p text:style-name="P6"/>
      <text:p text:style-name="P6"/>
      <text:p text:style-name="P6"/>
      <text:p text:style-name="P7"><text:s/></text:p>
      <text:p text:style-name="P31"/>
      <text:p text:style-name="P33"/>
      <text:p text:style-name="P33"/>
      <text:p text:style-name="P33"/>
      <text:p text:style-name="P33"><text:soft-page-break/></text:p>
      <text:p text:style-name="P33">Константные литералы.</text:p>
      <text:p text:style-name="P32"><text:span text:style-name="T22">Литерал это последовательность одного или больше символов заключенных в двойные скобки </text:span><text:span text:style-name="T24">и последующим символом </text:span><text:span text:style-name="T27">'</text:span><text:span text:style-name="T28">\0</text:span><text:span text:style-name="T27">' </text:span><text:span text:style-name="T22">в конце. Существует различие между <text:s/>литералами в </text:span><text:span text:style-name="T24">С и С++</text:span><text:span text:style-name="T22">. <text:s/>В С </text:span><text:span text:style-name="T24">литерал </text:span><text:span text:style-name="T22">это массив </text:span><text:span text:style-name="T27">char, </text:span><text:span text:style-name="T22">в С++ </text:span><text:span text:style-name="T27">const char </text:span><text:span text:style-name="T22">(</text:span><text:span text:style-name="T27">wchar_t</text:span><text:span text:style-name="T22">)</text:span><text:span text:style-name="T27">. </text:span><text:span text:style-name="T22">Соответственно модификация литерала</text:span><text:span text:style-name="T27"> </text:span><text:span text:style-name="T22">в С++</text:span><text:span text:style-name="T27">, </text:span><text:span text:style-name="T22">в отличии от </text:span><text:span text:style-name="T24">С</text:span><text:span text:style-name="T27">, </text:span><text:span text:style-name="T22">запрещена и может вызвать </text:span><text:span text:style-name="T27">Undefined behavior (</text:span><text:span text:style-name="T22">далее </text:span><text:span text:style-name="T27">UB</text:span><text:span text:style-name="T22">)</text:span><text:span text:style-name="T27">. </text:span><text:span text:style-name="T22">Компилятор может разместить литерал в </text:span><text:span text:style-name="T27">read only memory (ROM), </text:span><text:span text:style-name="T22">так же может выполнить оптимизацию и разместить повторяющиеся значения по одному адресу.</text:span><text:span text:style-name="T27"> </text:span><text:span text:style-name="T22">Модификация одного значения может повлечь изменения в других. </text:span></text:p>
      <text:p text:style-name="P34"><text:span text:style-name="T27"><text:s/></text:span><text:span text:style-name="T23">Рассмотрим пример.</text:span></text:p>
      <text:p text:style-name="P27"><text:span text:style-name="T31">char</text:span><text:span text:style-name="T1"> *</text:span><text:span text:style-name="T40">c_str</text:span><text:span text:style-name="T1"> = </text:span><text:span text:style-name="T48">"box"</text:span><text:span text:style-name="T1">;</text:span></text:p>
      <text:p text:style-name="P27"><text:span text:style-name="T31">const</text:span><text:span text:style-name="T1"> </text:span><text:span text:style-name="T31">char</text:span><text:span text:style-name="T1"> *</text:span><text:span text:style-name="T40">cpp_str</text:span><text:span text:style-name="T1"> = </text:span><text:span text:style-name="T48">"fox"</text:span><text:span text:style-name="T1">;</text:span></text:p>
      <text:p text:style-name="P27"><text:span text:style-name="T1">*</text:span><text:span text:style-name="T31">const_cast</text:span><text:span text:style-name="T1">&lt;</text:span><text:span text:style-name="T31">char</text:span><text:span text:style-name="T1">*&gt;(</text:span><text:span text:style-name="T40">cpp_str</text:span><text:span text:style-name="T1">) = </text:span><text:span text:style-name="T48">'b'</text:span><text:span text:style-name="T1">; </text:span><text:span text:style-name="T53">// </text:span><text:span text:style-name="T58">lead to </text:span><text:span text:style-name="T53">UB!</text:span></text:p>
      <text:p text:style-name="P27"><text:span text:style-name="T1">*</text:span><text:span text:style-name="T40">c_str</text:span><text:span text:style-name="T1"> = </text:span><text:span text:style-name="T48">'f'</text:span><text:span text:style-name="T1">; </text:span><text:span text:style-name="T53">// <text:s/></text:span><text:span text:style-name="T58">lead to </text:span><text:span text:style-name="T53">UB!</text:span></text:p>
      <text:p text:style-name="P22"><text:span text:style-name="T71">Данный</text:span><text:span text:style-name="T65"> код </text:span><text:span text:style-name="T71">приводит к</text:span><text:span text:style-name="T65"> </text:span><text:span text:style-name="T68">UB.</text:span></text:p>
      <text:p text:style-name="P23"><text:span text:style-name="T3">Замечание</text:span><text:span text:style-name="T4">: </text:span><text:span text:style-name="T3">если заменить объявление на </text:span><text:span text:style-name="T4">char c_str[] = "box", </text:span><text:span text:style-name="T3">то модификация проходит успешно. Это значит что в этом случае мы создаём массив значений на стеке</text:span><text:span text:style-name="T4">, </text:span><text:span text:style-name="T3">а в случае </text:span><text:span text:style-name="T4">char *c_str = "box" </text:span><text:span text:style-name="T3">на стек передается только указатель</text:span><text:span text:style-name="T4">, </text:span><text:span text:style-name="T3">сама же память находится в </text:span><text:span text:style-name="T4">ROM </text:span><text:span text:style-name="T3">памяти.</text:span></text:p>
      <text:p text:style-name="P23"><text:span text:style-name="T4">Tip: </text:span><text:span text:style-name="T3">Если очень </text:span><text:span text:style-name="T8">захотеть, </text:span><text:span text:style-name="T3">то</text:span><text:span text:style-name="T4"> </text:span><text:span text:style-name="T3">изменить значение </text:span><text:span text:style-name="T8">константного</text:span><text:span text:style-name="T3"> литерал можно.</text:span><text:span text:style-name="T8"> </text:span><text:span text:style-name="T3">Для этого, правда,</text:span><text:span text:style-name="T3">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23"><text:span text:style-name="T3">код для </text:span><text:span text:style-name="T4">Windows.</text:span></text:p>
      <text:p text:style-name="P23"><text:span text:style-name="T6"><text:tab/></text:span><text:span text:style-name="T35">const</text:span><text:span text:style-name="T6"> </text:span><text:span text:style-name="T35">char</text:span><text:span text:style-name="T6"> *</text:span><text:span text:style-name="T44">cpp_str</text:span><text:span text:style-name="T6"> = </text:span><text:span text:style-name="T51">"fox"</text:span><text:span text:style-name="T6">;</text:span></text:p>
      <text:p text:style-name="P13"><text:span text:style-name="T11"><text:s text:c="5"/><text:tab/></text:span><text:span text:style-name="T33">const</text:span><text:span text:style-name="T11"> </text:span><text:span text:style-name="T33">char</text:span><text:span text:style-name="T11"> *</text:span><text:span text:style-name="T42">cpp_str2</text:span><text:span text:style-name="T11"> = </text:span><text:span text:style-name="T49">"fox"</text:span><text:span text:style-name="T11">;</text:span></text:p>
      <text:p text:style-name="P16"/>
      <text:p text:style-name="P13"><text:span text:style-name="T4"><text:s/><text:tab/></text:span><text:span text:style-name="T34">DWORD</text:span><text:span text:style-name="T6"> </text:span><text:span text:style-name="T44">OldProt</text:span><text:span text:style-name="T6">;</text:span></text:p>
      <text:p text:style-name="P17"/>
      <text:p text:style-name="P14"><text:span text:style-name="T13"><text:tab/></text:span><text:span text:style-name="T89">// Change the protection of a region</text:span></text:p>
      <text:p text:style-name="P13"><text:span text:style-name="T12"><text:s text:c="4"/><text:tab/></text:span><text:span text:style-name="T38">if</text:span><text:span text:style-name="T12"> (!</text:span><text:span text:style-name="T17">VirtualProtect</text:span><text:span text:style-name="T12">((</text:span><text:span text:style-name="T38">void</text:span><text:span text:style-name="T12">*)</text:span><text:span text:style-name="T45">cpp_str</text:span><text:span text:style-name="T12">, </text:span><text:span text:style-name="T17">strlen</text:span><text:span text:style-name="T12">(</text:span><text:span text:style-name="T45">cpp_str</text:span><text:span text:style-name="T12">), </text:span><text:span text:style-name="T97">PAGE_EXECUTE_READWRITE</text:span><text:span text:style-name="T12">, &amp;</text:span><text:span text:style-name="T45">OldProt</text:span><text:span text:style-name="T12">)){</text:span></text:p>
      <text:p text:style-name="P13"><text:span text:style-name="T12"><text:s text:c="7"/><text:tab/></text:span><text:span text:style-name="T17">printf</text:span><text:span text:style-name="T12">(</text:span><text:span text:style-name="T52">"Failed to change memory"</text:span><text:span text:style-name="T12">);</text:span></text:p>
      <text:p text:style-name="P19"><text:s text:c="4"/><text:tab/>}</text:p>
      <text:p text:style-name="P18"><text:tab/></text:p>
      <text:p text:style-name="P13"><text:span text:style-name="T4"><text:tab/>*</text:span><text:span text:style-name="T34">const_cast</text:span><text:span text:style-name="T4">&lt;</text:span><text:span text:style-name="T34">char</text:span><text:span text:style-name="T4">*&gt;(</text:span><text:span text:style-name="T43">cpp_str</text:span><text:span text:style-name="T4">) = </text:span><text:span text:style-name="T50">'b'</text:span><text:span text:style-name="T4">; </text:span><text:span text:style-name="T57">// ok</text:span></text:p>
      <text:p text:style-name="P18"><text:tab/></text:p>
      <text:p text:style-name="P13"><text:span text:style-name="T4"><text:tab/></text:span><text:span text:style-name="T34">std</text:span><text:span text:style-name="T6">::</text:span><text:span text:style-name="T43">cout</text:span><text:span text:style-name="T6"> </text:span><text:span text:style-name="T80">&lt;&lt;</text:span><text:span text:style-name="T6"> </text:span><text:span text:style-name="T44">cpp_str</text:span><text:span text:style-name="T6"> </text:span><text:span text:style-name="T80">&lt;&lt;</text:span><text:span text:style-name="T6"> </text:span><text:span text:style-name="T34">std</text:span><text:span text:style-name="T6">::</text:span><text:span text:style-name="T18">endl</text:span><text:span text:style-name="T6">;</text:span></text:p>
      <text:p text:style-name="P13"><text:span text:style-name="T12"><text:s text:c="4"/><text:tab/></text:span><text:span text:style-name="T37">std</text:span><text:span text:style-name="T12">::</text:span><text:span text:style-name="T46">cout</text:span><text:span text:style-name="T12"> </text:span><text:span text:style-name="T79">&lt;&lt;</text:span><text:span text:style-name="T12"> </text:span><text:span text:style-name="T45">cpp_str2</text:span><text:span text:style-name="T12"> </text:span><text:span text:style-name="T79">&lt;&lt;</text:span><text:span text:style-name="T12"> </text:span><text:span text:style-name="T37">std</text:span><text:span text:style-name="T12">::</text:span><text:span text:style-name="T17">endl</text:span><text:span text:style-name="T12">;</text:span></text:p>
      <text:p text:style-name="P18"/>
      <text:p text:style-name="P13"><text:span text:style-name="T4"><text:tab/></text:span><text:span text:style-name="T8">Как и следовало ожидать, </text:span><text:span text:style-name="T3">компилятор сгруппировал повторяющиеся значения и программа дважды <text:tab/>выводит </text:span><text:span text:style-name="T4">'</text:span><text:span text:style-name="T5">box'</text:span><text:span text:style-name="T4">, </text:span><text:span text:style-name="T3">при дефолтных настройках компилятора.</text:span></text:p>
      <text:p text:style-name="P18"><text:tab/></text:p>
      <text:p text:style-name="P43"/>
      <text:p text:style-name="P42"/>
      <text:p text:style-name="P42"/>
      <text:p text:style-name="P42"/>
      <text:p text:style-name="P42"><text:soft-page-break/></text:p>
      <text:p text:style-name="P42">Константные значения и <text:span text:style-name="T84">magic numbers</text:span>.</text:p>
      <text:p text:style-name="P41">Взглянем на следующий код вычисления длины круга, по формуле известной со школьной скамьи. Наивная реализация может быть такой.</text:p>
      <text:p text:style-name="P41">float GetCircleLen(float rad)</text:p>
      <text:p text:style-name="P3">{</text:p>
      <text:p text:style-name="P3"><text:tab/>If (rad &lt; 0.f){</text:p>
      <text:p text:style-name="P3"><text:tab/><text:tab/>error("invalid parameter");</text:p>
      <text:p text:style-name="P3"><text:tab/><text:tab/>return 0.f;</text:p>
      <text:p text:style-name="P3">}</text:p>
      <text:p text:style-name="P3"><text:tab/>return 2.f * 3.1415f * rad; </text:p>
      <text:p text:style-name="P3">}</text:p>
      <text:p text:style-name="P46">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47">float GetCircleLen(float rad)</text:p>
      <text:p text:style-name="P47">{</text:p>
      <text:p text:style-name="P47"><text:tab/>If (rad &lt; 0.f){</text:p>
      <text:p text:style-name="P47"><text:tab/><text:tab/>error("invalid parameter");</text:p>
      <text:p text:style-name="P47"><text:tab/><text:tab/>return 0.f;</text:p>
      <text:p text:style-name="P47"><text:s text:c="17"/>}</text:p>
      <text:p text:style-name="P47"><text:s text:c="14"/>const float PI = 3.1415f;</text:p>
      <text:p text:style-name="P47"><text:tab/>return 2.f * PI * rad; </text:p>
      <text:p text:style-name="P47">}</text:p>
      <text:p text:style-name="P47">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47">//...</text:p>
      <text:p text:style-name="P47">const float PI_x_2 = 6.28f;</text:p>
      <text:p text:style-name="P47"><text:soft-page-break/>return PI_x_2 * rad;</text:p>
      <text:p text:style-name="P47">//…</text:p>
      <text:p text:style-name="P49"><text:span text:style-name="T65">В С++ модификатор const это указание компилятору что значение нельзя переприсваивать после инициализации.</text:span><text:span text:style-name="T68"> </text:span><text:span text:style-name="T65">Все проверки происходят в </text:span><text:span text:style-name="T68">compile-time,</text:span><text:span text:style-name="T65"> так что скомпилированый код не несет никаких дополнительных расходов в </text:span><text:span text:style-name="T68">runtime. </text:span><text:span text:style-name="T65"><text:s/>Там не мение, стандарт оставляет право за компилятором решать в какой памяти размещать</text:span><text:span text:style-name="T68"> </text:span><text:span text:style-name="T65">константные данные и оптимизировать код по своему усмотрению.</text:span></text:p>
      <text:p text:style-name="P48">Расмотрим следующий код. </text:p>
      <text:p text:style-name="P49"><text:span text:style-name="T31">const</text:span><text:span text:style-name="T1"> </text:span><text:span text:style-name="T31">int</text:span><text:span text:style-name="T1"> </text:span><text:span text:style-name="T40">someVar</text:span><text:span text:style-name="T1"> = 1;</text:span></text:p>
      <text:p text:style-name="P49"><text:span text:style-name="T31">const</text:span><text:span text:style-name="T1"> </text:span><text:span text:style-name="T31">int</text:span><text:span text:style-name="T1"> *</text:span><text:span text:style-name="T40">ptr</text:span><text:span text:style-name="T1"> = &amp;</text:span><text:span text:style-name="T40">someVar</text:span><text:span text:style-name="T1">;</text:span></text:p>
      <text:p text:style-name="P49"><text:span text:style-name="T32">std</text:span><text:span text:style-name="T1">::</text:span><text:span text:style-name="T41">cout</text:span><text:span text:style-name="T1"> </text:span><text:span text:style-name="T78">&lt;&lt;</text:span><text:span text:style-name="T1"> *</text:span><text:span text:style-name="T40">ptr</text:span><text:span text:style-name="T1"> </text:span><text:span text:style-name="T78">&lt;&lt;</text:span><text:span text:style-name="T1"> </text:span><text:span text:style-name="T32">std</text:span><text:span text:style-name="T1">::</text:span><text:span text:style-name="T15">endl</text:span><text:span text:style-name="T1">;</text:span></text:p>
      <text:p text:style-name="P49"><text:span text:style-name="T1">*(</text:span><text:span text:style-name="T31">const_cast</text:span><text:span text:style-name="T1">&lt;</text:span><text:span text:style-name="T31">int</text:span><text:span text:style-name="T1">*&gt;(</text:span><text:span text:style-name="T40">ptr</text:span><text:span text:style-name="T1">)) = 2;</text:span></text:p>
      <text:p text:style-name="P49"><text:span text:style-name="T32">std</text:span><text:span text:style-name="T1">::</text:span><text:span text:style-name="T41">cout</text:span><text:span text:style-name="T1"> </text:span><text:span text:style-name="T78">&lt;&lt;</text:span><text:span text:style-name="T1"> *</text:span><text:span text:style-name="T40">ptr</text:span><text:span text:style-name="T1"> </text:span><text:span text:style-name="T78">&lt;&lt;</text:span><text:span text:style-name="T1"> </text:span><text:span text:style-name="T32">std</text:span><text:span text:style-name="T1">::</text:span><text:span text:style-name="T15">endl</text:span><text:span text:style-name="T6">;</text:span></text:p>
      <text:p text:style-name="P50">и</text:p>
      <text:p text:style-name="P51"><text:span text:style-name="T1"><text:s/></text:span><text:span text:style-name="T31">const</text:span><text:span text:style-name="T1"> </text:span><text:span text:style-name="T31">int</text:span><text:span text:style-name="T1"> </text:span><text:span text:style-name="T40">someVar</text:span><text:span text:style-name="T1"> = 1;</text:span></text:p>
      <text:p text:style-name="P51"><text:span text:style-name="T1"><text:s/></text:span><text:span text:style-name="T31">const</text:span><text:span text:style-name="T1"> </text:span><text:span text:style-name="T31">int</text:span><text:span text:style-name="T1"> *</text:span><text:span text:style-name="T40">ptr</text:span><text:span text:style-name="T1"> = &amp;</text:span><text:span text:style-name="T40">someVar</text:span><text:span text:style-name="T1">;</text:span></text:p>
      <text:p text:style-name="P51"><text:span text:style-name="T1"><text:s/></text:span><text:span text:style-name="T32">std</text:span><text:span text:style-name="T1">::</text:span><text:span text:style-name="T41">cout</text:span><text:span text:style-name="T1"> </text:span><text:span text:style-name="T78">&lt;&lt;</text:span><text:span text:style-name="T1"> </text:span><text:span text:style-name="T40">someVar</text:span><text:span text:style-name="T1"> </text:span><text:span text:style-name="T78">&lt;&lt;</text:span><text:span text:style-name="T1"> </text:span><text:span text:style-name="T32">std</text:span><text:span text:style-name="T1">::</text:span><text:span text:style-name="T15">endl</text:span><text:span text:style-name="T1">;</text:span></text:p>
      <text:p text:style-name="P51"><text:span text:style-name="T1"><text:s/>*(</text:span><text:span text:style-name="T31">const_cast</text:span><text:span text:style-name="T1">&lt;</text:span><text:span text:style-name="T31">int</text:span><text:span text:style-name="T1">*&gt;(</text:span><text:span text:style-name="T40">ptr</text:span><text:span text:style-name="T1">)) = 2;</text:span></text:p>
      <text:p text:style-name="P51"><text:span text:style-name="T1"><text:s/></text:span><text:span text:style-name="T32">std</text:span><text:span text:style-name="T1">::</text:span><text:span text:style-name="T41">cout</text:span><text:span text:style-name="T1"> </text:span><text:span text:style-name="T78">&lt;&lt;</text:span><text:span text:style-name="T1"> </text:span><text:span text:style-name="T40">someVar</text:span><text:span text:style-name="T1"> </text:span><text:span text:style-name="T78">&lt;&lt;</text:span><text:span text:style-name="T1"> </text:span><text:span text:style-name="T32">std</text:span><text:span text:style-name="T1">::</text:span><text:span text:style-name="T15">endl</text:span><text:span text:style-name="T1">;</text:span></text:p>
      <text:p text:style-name="P51"><text:span text:style-name="T1"><text:s/></text:span><text:span text:style-name="T1"><text:s/>// 1 </text:span><text:span text:style-name="T6">: 1</text:span></text:p>
      <text:p text:style-name="P49"><text:span text:style-name="T65">В первом случае</text:span><text:span text:style-name="T68">, </text:span><text:span text:style-name="T65">мы как и ожидаем</text:span><text:span text:style-name="T68">, </text:span><text:span text:style-name="T65">получим вывод </text:span><text:span text:style-name="T68">(</text:span><text:span text:style-name="T65">1</text:span><text:span text:style-name="T68">,2) </text:span><text:span text:style-name="T65">во втором случае нас ждет сюрприз</text:span><text:span text:style-name="T68"> - (</text:span><text:span text:style-name="T65">1</text:span><text:span text:style-name="T68">,1). </text:span><text:span text:style-name="T65">Дело в том что компилятор оптимизировал код</text:span><text:span text:style-name="T68">, </text:span><text:span text:style-name="T65">не ожидая от нас <text:s/>такой подлости с заменой значения константы. Имейте ввиду</text:span><text:span text:style-name="T68">,</text:span><text:span text:style-name="T65"> этот код может приводить к краху приложения</text:span><text:span text:style-name="T68"> </text:span><text:span text:style-name="T65">на вполне законных основаниях. Стандарт говорит что изменение константы это всегда </text:span><text:span text:style-name="T68">Undefined Behaviour</text:span><text:span text:style-name="T65"> </text:span><text:span text:style-name="T68">(UB), </text:span><text:span text:style-name="T65">а значит поведение может отличатся на разных компиляторах</text:span><text:span text:style-name="T68">, </text:span><text:span text:style-name="T65">или что еще хуже - на разных версиях одного и того же компилятора.</text:span></text:p>
      <text:p text:style-name="P47"/>
      <text:p text:style-name="P47"/>
      <text:p text:style-name="P47"/>
      <text:p text:style-name="P47"/>
      <text:p text:style-name="P47"/>
      <text:p text:style-name="P47"/>
      <text:p text:style-name="P35"/>
      <text:p text:style-name="P35"/>
      <text:p text:style-name="P35"/>
      <text:p text:style-name="P35"/>
      <text:p text:style-name="P35"><text:soft-page-break/></text:p>
      <text:p text:style-name="P37">Константные указатели</text:p>
      <text:p text:style-name="P35">При работе с указателями возможны следующие объявления</text:p>
      <text:p text:style-name="P40">const X * ptr</text:p>
      <text:p text:style-name="P40">X const * ptr;</text:p>
      <text:p text:style-name="P40">X * const ptr;</text:p>
      <text:p text:style-name="P40">const X * const ptr;</text:p>
      <text:p text:style-name="P45">Несмотря на некоторую запутаность<text:span text:style-name="T82">,</text:span> здесь достаточно простая семантика. Читайте выражение справа налево.<text:span text:style-name="T82"> С</text:span>имвол <text:span text:style-name="T84">'</text:span><text:span text:style-name="T14">*</text:span><text:span text:style-name="T84">' </text:span>разделяет выражение на две части<text:span text:style-name="T82">, </text:span>тип и указатель. См<text:span text:style-name="T82">.</text:span> рисунок ниже<text:span text:style-name="T82">, ф</text:span>иолетовым обозначено то что относится к переменной<text:span text:style-name="T82">, </text:span>синим к указателю.</text:p>
      <text:p text:style-name="P39"><text:span text:style-name="T95">const X </text:span><text:span text:style-name="T96">*</text:span><text:span text:style-name="T94"> </text:span><text:span text:style-name="T91">p</text:span><text:span text:style-name="T94">tr </text:span><text:span text:style-name="T103">—</text:span><text:span text:style-name="T92"> </text:span><text:span text:style-name="T104">указатель </text:span><text:span text:style-name="T107">ptr</text:span><text:span text:style-name="T105"> </text:span><text:span text:style-name="T104">на объект типа </text:span><text:span text:style-name="T105">X </text:span><text:span text:style-name="T104">который констанантный. </text:span><text:span text:style-name="T106">Обьект </text:span><text:span text:style-name="T104">на который указывает </text:span><text:span text:style-name="T105">ptr</text:span><text:span text:style-name="T106">, <text:tab/><text:tab/><text:tab/> нельзя изменять <text:s/>посредством указателя, </text:span><text:span text:style-name="T104">сам </text:span><text:span text:style-name="T107">ptr</text:span><text:span text:style-name="T105"> </text:span><text:span text:style-name="T104">можно</text:span><text:span text:style-name="T105">.</text:span></text:p>
      <text:p text:style-name="P39"><text:span text:style-name="T95"><text:s/>X const </text:span><text:span text:style-name="T96">*</text:span><text:span text:style-name="T94"> ptr</text:span><text:span text:style-name="T103">—</text:span><text:span text:style-name="T92"> </text:span><text:span text:style-name="T104">указатель </text:span><text:span text:style-name="T107">ptr</text:span><text:span text:style-name="T104"> на констанантный объект типа </text:span><text:span text:style-name="T105">X. </text:span><text:span text:style-name="T106">Обьект </text:span><text:span text:style-name="T104">на который указывает </text:span><text:span text:style-name="T105">ptr</text:span><text:span text:style-name="T106">,</text:span><text:span text:style-name="T105"> </text:span><text:span text:style-name="T106">нельзя <text:tab/><text:tab/><text:tab/> изменять посредством указателя, </text:span><text:span text:style-name="T104">сам </text:span><text:span text:style-name="T107">ptr</text:span><text:span text:style-name="T105"> </text:span><text:span text:style-name="T104">можно</text:span><text:span text:style-name="T105">.</text:span></text:p>
      <text:p text:style-name="P39"><text:span text:style-name="T95">X </text:span><text:span text:style-name="T96">*</text:span><text:span text:style-name="T94"> const ptr </text:span><text:span text:style-name="T103">– </text:span><text:span text:style-name="T104">константный указатель </text:span><text:span text:style-name="T107">ptr</text:span><text:span text:style-name="T104"> на объект </text:span><text:span text:style-name="T106">типа </text:span><text:span text:style-name="T105">X. </text:span><text:span text:style-name="T104">Указатель </text:span><text:span text:style-name="T105">ptr </text:span><text:span text:style-name="T104">нельзя изменять</text:span><text:span text:style-name="T106">, </text:span><text:span text:style-name="T104">сам обьект <text:tab/><text:tab/><text:tab/>можно.</text:span></text:p>
      <text:p text:style-name="P36"><text:span text:style-name="T100">const X </text:span><text:span text:style-name="T101">*</text:span><text:span text:style-name="T102"> const ptr </text:span><text:span text:style-name="T88">—</text:span><text:span text:style-name="T103"> константный указатель </text:span><text:span text:style-name="T87">ptr</text:span><text:span text:style-name="T103"> на объект константн</text:span><text:span text:style-name="T88">о</text:span><text:span text:style-name="T103">го типа </text:span><text:span text:style-name="T88">X. </text:span><text:span text:style-name="T103">Ни объект, ни указатель <text:tab/><text:tab/><text:tab/><text:tab/>изменять нельзя.</text:span></text:p>
      <text:p text:style-name="P44">Вы<text:span text:style-name="T82"> уже</text:span> наверное заметили<text:span text:style-name="T82">, </text:span>что первая и вторая строчка семантически одинаковы.</text:p>
      <text:p text:style-name="P44"><text:span text:style-name="T82"><text:s/></text:span><text:span text:style-name="T85">const int * ptr </text:span>и <text:span text:style-name="T85">int const * ptr</text:span><text:span text:style-name="T82">, </text:span>означают одно и то же.</text:p>
      <text:p text:style-name="P35"><text:span text:style-name="T86">Tip: </text:span><text:span text:style-name="T99">Есть разные мнения на счет написания </text:span><text:span text:style-name="T86">const </text:span><text:span text:style-name="T99">слева и справа от типа. Некоторый считают что </text:span><text:span text:style-name="T86">const </text:span><text:span text:style-name="T99">справа более консистентное с точки зрения правил языка. </text:span></text:p>
      <text:p text:style-name="P38">Рассмотрим пример</text:p>
      <text:p text:style-name="P1"><text:span text:style-name="T31"><text:tab/>int</text:span><text:span text:style-name="T1"> </text:span><text:span text:style-name="T40">a</text:span><text:span text:style-name="T1"> = 0;</text:span></text:p>
      <text:p text:style-name="P1"><text:span text:style-name="T1"><text:tab/></text:span><text:span text:style-name="T33">int</text:span><text:span text:style-name="T11"> </text:span><text:span text:style-name="T42">b</text:span><text:span text:style-name="T11"> = 2;</text:span></text:p>
      <text:p text:style-name="P13"><text:span text:style-name="T11"><text:s text:c="4"/><text:tab/></text:span><text:span text:style-name="T33">const</text:span><text:span text:style-name="T11"> </text:span><text:span text:style-name="T33">int</text:span><text:span text:style-name="T11"> *</text:span><text:span text:style-name="T42">ptr</text:span><text:span text:style-name="T11"> = &amp;</text:span><text:span text:style-name="T42">a</text:span><text:span text:style-name="T11">; </text:span><text:span text:style-name="T56">// </text:span><text:span text:style-name="T55">указатель на константную переменную типа </text:span><text:span text:style-name="T60">int</text:span></text:p>
      <text:p text:style-name="P16"><text:s text:c="4"/><text:tab/></text:p>
      <text:p text:style-name="P13"><text:span text:style-name="T11"><text:tab/></text:span><text:span text:style-name="T42">ptr</text:span><text:span text:style-name="T11"> = &amp;</text:span><text:span text:style-name="T42">b</text:span><text:span text:style-name="T11">; </text:span><text:span text:style-name="T56">// ok. и</text:span><text:span text:style-name="T55">зменяем значение указателя </text:span></text:p>
      <text:p text:style-name="P13"><text:span text:style-name="T11"><text:s text:c="4"/><text:tab/>*</text:span><text:span text:style-name="T42">ptr</text:span><text:span text:style-name="T11"> = </text:span><text:span text:style-name="T42">b</text:span><text:span text:style-name="T11">; </text:span><text:span text:style-name="T56">// !!! error. и</text:span><text:span text:style-name="T55">зменять значение переменной посредством указателя запрещено</text:span></text:p>
      <text:p text:style-name="P3"><text:tab/></text:p>
      <text:p text:style-name="P1"><text:span text:style-name="T65"><text:tab/></text:span><text:span text:style-name="T33">int</text:span><text:span text:style-name="T11"> *</text:span><text:span text:style-name="T33">const</text:span><text:span text:style-name="T11"> </text:span><text:span text:style-name="T42">ptr2</text:span><text:span text:style-name="T11"> = &amp;</text:span><text:span text:style-name="T42">a</text:span><text:span text:style-name="T11">; </text:span><text:span text:style-name="T56">// </text:span><text:span text:style-name="T55">константный указатель на переменную типа </text:span><text:span text:style-name="T60">int</text:span></text:p>
      <text:p text:style-name="P13"><text:span text:style-name="T11"><text:tab/></text:span><text:span text:style-name="T42">ptr2</text:span><text:span text:style-name="T11"> = &amp;</text:span><text:span text:style-name="T42">b</text:span><text:span text:style-name="T11">; </text:span><text:span text:style-name="T56">// !!! error. </text:span><text:span text:style-name="T55">Изменять значение указателя запрещено</text:span></text:p>
      <text:p text:style-name="P13"><text:span text:style-name="T11"><text:s text:c="4"/><text:tab/>*</text:span><text:span text:style-name="T42">ptr2</text:span><text:span text:style-name="T11"> = </text:span><text:span text:style-name="T42">b</text:span><text:span text:style-name="T11">; </text:span><text:span text:style-name="T56">// ok. </text:span><text:span text:style-name="T55">изменять значение переменной на которую указывает указатель</text:span><text:span text:style-name="T60">, </text:span><text:span text:style-name="T55">можно</text:span></text:p>
      <text:p text:style-name="P3"><text:span text:style-name="T33"><text:tab/>int</text:span><text:span text:style-name="T11"> *</text:span><text:span text:style-name="T33">const</text:span><text:span text:style-name="T11"> </text:span><text:span text:style-name="T42">ptr3</text:span><text:span text:style-name="T47">; </text:span><text:span text:style-name="T61">// error. </text:span><text:span text:style-name="T56">Нельзя объявлять константный указатель без инициализации.</text:span></text:p>
      <text:p text:style-name="P5"><text:span text:style-name="T66"><text:tab/><text:tab/></text:span><text:span text:style-name="T65">Некоторый интерес представляет последний тип</text:span><text:span text:style-name="T71">, </text:span><text:span text:style-name="T65">константный указатель на константный объект. </text:span><text:span text:style-name="T68">TODO</text:span></text:p>
      <text:p text:style-name="P4"><text:soft-page-break/></text:p>
      <text:p text:style-name="P5"><text:span text:style-name="T66"><text:tab/>Ссылки и </text:span><text:span text:style-name="T69">const</text:span></text:p>
      <text:p text:style-name="P53"><text:span text:style-name="T66"><text:tab/>Для начала вспомним что такое ссылка в </text:span><text:span text:style-name="T72">С++</text:span><text:span text:style-name="T66">.</text:span><text:span text:style-name="T72"> Сс</text:span><text:span text:style-name="T66">ылка на переменную </text:span><text:span text:style-name="T70">X</text:span><text:span text:style-name="T67"> </text:span><text:span text:style-name="T66">типа</text:span><text:span text:style-name="T67"> </text:span><text:span text:style-name="T70">T</text:span><text:span text:style-name="T69"> </text:span><text:span text:style-name="T66">это не что иное как <text:tab/>машинный <text:s/>адрес</text:span><text:span text:style-name="T72"> </text:span><text:span text:style-name="T66">переменной </text:span><text:span text:style-name="T70">X</text:span><text:span text:style-name="T69">. </text:span><text:span text:style-name="T66">Если мы объявили ссылку </text:span><text:span text:style-name="T67">r</text:span><text:span text:style-name="T70">ef</text:span><text:span text:style-name="T69"> </text:span><text:span text:style-name="T66">на переменную </text:span><text:span text:style-name="T70">val</text:span><text:span text:style-name="T72">, </text:span><text:span text:style-name="T66">мы всего лишь даем <text:tab/>указание компилятору <text:s/>везде где используется </text:span><text:span text:style-name="T70">ref</text:span><text:span text:style-name="T72">, </text:span><text:span text:style-name="T66">использовать фактически сам объект </text:span><text:span text:style-name="T70">val</text:span><text:span text:style-name="T69"> </text:span><text:span text:style-name="T66">через <text:tab/></text:span><text:span text:style-name="T72">автоматическое</text:span><text:span text:style-name="T73"> </text:span><text:span text:style-name="T72">разименование низлежащего адреса. Не стоит воспринимать сс</text:span><text:span text:style-name="T66">ылку как некого рода <text:tab/>указатель на объект</text:span><text:span text:style-name="T72">, </text:span><text:span text:style-name="T66">ссылка это и есть сам объект. По аналогии с указателями</text:span><text:span text:style-name="T72">, </text:span><text:span text:style-name="T66">объявим ссылки аналогичным образом</text:span><text:span text:style-name="T72">:</text:span><text:span text:style-name="T67"> </text:span></text:p>
      <text:p text:style-name="P52"><text:span text:style-name="T67"><text:tab/></text:span><text:span text:style-name="T108">const X &amp;ref, <text:s/><text:tab/></text:span><text:span text:style-name="T109"> </text:span><text:span text:style-name="T108">X const &amp;ref - <text:s/></text:span><text:span text:style-name="T66">пока все </text:span><text:span text:style-name="T69">ok</text:span><text:span text:style-name="T66">. Мы объявили ссылку на константнтный тип </text:span><text:span text:style-name="T73">Х</text:span><text:span text:style-name="T72">, </text:span><text:span text:style-name="T66">изменять который</text:span><text:span text:style-name="T72">, </text:span><text:span text:style-name="T66">посредством ссылки </text:span><text:span text:style-name="T70">ref </text:span><text:span text:style-name="T66">мы не имеем права. </text:span></text:p>
      <text:p text:style-name="P8"><text:tab/>X &amp;const <text:s/>ref – <text:span text:style-name="T75">Проблема! Скорее всего</text:span><text:span text:style-name="T76">, </text:span><text:span text:style-name="T75">ваш компилятор выдаст предупреждение </text:span><text:span text:style-name="T76">“”. </text:span><text:span text:style-name="T75">Причина в самой <text:tab/>природе ссылок. <text:s/>Ссылка неразрывно связана с </text:span><text:span text:style-name="T76">референтом, </text:span><text:span text:style-name="T75">т. е. объектом на который она ссылается. <text:tab/>Ссылка не может существовать без референта</text:span><text:span text:style-name="T76">, </text:span><text:span text:style-name="T75">вспомните ошибку компилятора при объявлении ссылки <text:tab/>без инициализации. Будучи однажды </text:span><text:span text:style-name="T77">проинициализированой, </text:span><text:span text:style-name="T75">ссылка не может поменять референта. </text:span></text:p>
      <text:p text:style-name="P8"><text:span text:style-name="T75"><text:tab/></text:span><text:span text:style-name="T74">Давайте рассмотрим передачу аргументов в функцию с приминением <text:s/></text:span><text:span text:style-name="T64">const.</text:span></text:p>
      <text:p text:style-name="P8"><text:span text:style-name="T77"><text:tab/></text:span><text:span text:style-name="T75">Для начала вспомним что такое аргумент и параметр функции.</text:span></text:p>
      <text:p text:style-name="P8"><text:span text:style-name="T75"><text:tab/></text:span><text:span text:style-name="T74">Аргумент - </text:span></text:p>
      <text:p text:style-name="P4"><text:tab/>Параметр -</text:p>
      <text:p text:style-name="P8"><text:span text:style-name="T74"><text:tab/></text:span><text:span text:style-name="T76">В С++ передача параметров функции возможна тремя способами: </text:span><text:span text:style-name="T75">по значению, через указатель </text:span><text:span text:style-name="T76">и по <text:tab/>сс</text:span><text:span text:style-name="T75">ылке. Не будем сейчас касаться плюсов и минусов каждого подхода</text:span><text:span text:style-name="T76">, </text:span><text:span text:style-name="T75">вспомним лишь что при передаче <text:tab/>по <text:tab/>значению происходит копирование объекта. Напротив</text:span><text:span text:style-name="T76">,</text:span><text:span text:style-name="T75"> при передаче по указателю и ссылке <text:tab/>копирования <text:tab/>объекта не происходит. Рассмотрим пример при передаче по значению. </text:span></text:p>
      <text:p text:style-name="P1"><text:span text:style-name="T68"><text:tab/></text:span><text:span text:style-name="T33">void</text:span><text:span text:style-name="T11"> </text:span><text:span text:style-name="T19">PassByValue</text:span><text:span text:style-name="T11">(</text:span><text:span text:style-name="T33">int</text:span><text:span text:style-name="T11"> </text:span><text:span text:style-name="T42">a</text:span><text:span text:style-name="T11">, </text:span><text:span text:style-name="T33">const</text:span><text:span text:style-name="T11"> </text:span><text:span text:style-name="T33">int</text:span><text:span text:style-name="T11"> </text:span><text:span text:style-name="T42">b</text:span><text:span text:style-name="T11">)</text:span></text:p>
      <text:p text:style-name="P16"><text:tab/>{</text:p>
      <text:p text:style-name="P13"><text:span text:style-name="T11"><text:tab/><text:tab/></text:span><text:span text:style-name="T42">a</text:span><text:span text:style-name="T11"> = 10;</text:span></text:p>
      <text:p text:style-name="P13"><text:span text:style-name="T11"><text:tab/><text:tab/></text:span><text:span text:style-name="T42">b</text:span><text:span text:style-name="T11"> = 20; </text:span><text:span text:style-name="T56">// Error</text:span></text:p>
      <text:p text:style-name="P16"><text:tab/>}</text:p>
      <text:p text:style-name="P8"><text:tab/></text:p>
      <text:p text:style-name="P54"><text:span text:style-name="T93"><text:tab/>При заходе в функцию </text:span><text:span text:style-name="T16">PassByValue</text:span><text:span text:style-name="T93"> </text:span><text:span text:style-name="T83">значения </text:span>A, B<text:span text:style-name="T111"> </text:span><text:span text:style-name="T93">будут скопированы в новые стековые значения </text:span>a, b<text:span text:style-name="T111">. </text:span><text:span text:style-name="T93">При попытке присвоения <text:s/>аргументу </text:span>b <text:span text:style-name="T93">другого значения</text:span><text:span text:style-name="T83">,</text:span> <text:span text:style-name="T93">мы получим ошибку компиляции,</text:span><text:span text:style-name="T83"> </text:span><text:span text:style-name="T93">т</text:span><text:span text:style-name="T83">.к. переменная </text:span>b <text:span text:style-name="T83">(которая в свою очередь б</text:span><text:span text:style-name="T93">ыла скопирована с значения </text:span>B<text:span text:style-name="T83">),<text:tab/></text:span><text:span text:style-name="T93">объявлена как константа. Дело в том</text:span><text:span text:style-name="T83">,</text:span><text:span text:style-name="T93"> что <text:tab/>такое объявление в функциях практически всегда бессмысленное</text:span><text:span text:style-name="T83">, </text:span><text:span text:style-name="T93">т. к. вы запрещаете изменять значение <text:tab/>переменной</text:span><text:span text:style-name="T83">, </text:span><text:span text:style-name="T93">которое и так скопировано и автоматически уничтожится при завершении метода.</text:span></text:p>
      <text:p text:style-name="P55"/>
      <text:p text:style-name="P9"><text:tab/></text:p>
      <text:p text:style-name="P9"/>
      <text:p text:style-name="P9"/>
      <text:p text:style-name="P9"><text:soft-page-break/></text:p>
      <text:p text:style-name="P9"><text:tab/><text:span text:style-name="T14">Передача аргументов по указателю.</text:span></text:p>
      <text:p text:style-name="P9"><text:span text:style-name="T14"><text:tab/></text:span><text:span text:style-name="T82">Передача п</text:span>араметров по указателю в функцию<text:span text:style-name="T84"> </text:span>происходит <text:span text:style-name="T82">по значению,</text:span> так же как и в <text:span text:style-name="T82">С.</text:span><text:span text:style-name="T84"> </text:span>Это означает что будут созданы копии указателей ссылающиеся на исходные значения. <text:s/>Это означает что логика парамеров аналогична как и при передаче по <text:span text:style-name="T82">значению, </text:span><text:s/>с учётм семантики указателей<text:span text:style-name="T82">.</text:span> </text:p>
      <text:p text:style-name="P63"><text:span text:style-name="T33">void</text:span><text:span text:style-name="T11"> </text:span><text:span text:style-name="T19">Func</text:span><text:span text:style-name="T11">(</text:span><text:span text:style-name="T33">int</text:span><text:span text:style-name="T11"> *</text:span><text:span text:style-name="T42">ptr_a</text:span><text:span text:style-name="T11">,</text:span></text:p>
      <text:p text:style-name="P60"><text:span text:style-name="T11"><text:tab/></text:span><text:span text:style-name="T33">const</text:span><text:span text:style-name="T11"> </text:span><text:span text:style-name="T33">int</text:span><text:span text:style-name="T11"> *</text:span><text:span text:style-name="T42">ptr_b</text:span><text:span text:style-name="T11">,</text:span></text:p>
      <text:p text:style-name="P60"><text:span text:style-name="T11"><text:tab/></text:span><text:span text:style-name="T33">int</text:span><text:span text:style-name="T11"> *</text:span><text:span text:style-name="T33">const</text:span><text:span text:style-name="T11"> </text:span><text:span text:style-name="T42">ptr_c</text:span><text:span text:style-name="T11">,</text:span></text:p>
      <text:p text:style-name="P60"><text:span text:style-name="T11"><text:tab/></text:span><text:span text:style-name="T33">const</text:span><text:span text:style-name="T11"> </text:span><text:span text:style-name="T33">int</text:span><text:span text:style-name="T11"> *</text:span><text:span text:style-name="T33">const</text:span><text:span text:style-name="T11"> </text:span><text:span text:style-name="T42">ptr_d</text:span><text:span text:style-name="T11">)</text:span></text:p>
      <text:p text:style-name="P61">{</text:p>
      <text:p text:style-name="P60"><text:span text:style-name="T11"><text:tab/></text:span><text:span text:style-name="T33">if</text:span><text:span text:style-name="T11"> (!</text:span><text:span text:style-name="T42">ptr_a</text:span><text:span text:style-name="T11"> || !</text:span><text:span text:style-name="T42">ptr_b</text:span><text:span text:style-name="T11"> || !</text:span><text:span text:style-name="T42">ptr_c</text:span><text:span text:style-name="T11"> || !</text:span><text:span text:style-name="T42">ptr_d</text:span><text:span text:style-name="T11">) {</text:span></text:p>
      <text:p text:style-name="P60"><text:span text:style-name="T11"><text:tab/><text:tab/></text:span><text:span text:style-name="T98">error</text:span><text:span text:style-name="T7">(“nullptr guard”);</text:span></text:p>
      <text:p text:style-name="P62"><text:tab/>}</text:p>
      <text:p text:style-name="P62"/>
      <text:p text:style-name="P60"><text:span text:style-name="T12"><text:tab/></text:span><text:span text:style-name="T38">int</text:span><text:span text:style-name="T12"> </text:span><text:span text:style-name="T45">local</text:span><text:span text:style-name="T12"> = 10; // some local variable</text:span></text:p>
      <text:p text:style-name="P62"><text:tab/></text:p>
      <text:p text:style-name="P60"><text:span text:style-name="T12"><text:tab/>*</text:span><text:span text:style-name="T45">ptr_a</text:span><text:span text:style-name="T12"> = </text:span><text:span text:style-name="T45">local</text:span><text:span text:style-name="T12">; </text:span><text:span text:style-name="T63">// ok. Изменяем значение переменной посредством указатеоя ptr_a</text:span></text:p>
      <text:p text:style-name="P60"><text:span text:style-name="T12"><text:tab/></text:span><text:span text:style-name="T45">ptr_a</text:span><text:span text:style-name="T12"> = &amp;</text:span><text:span text:style-name="T45">local</text:span><text:span text:style-name="T12">; </text:span><text:span text:style-name="T63">// ok. Теперь указатель ptr указывает на переменную local. </text:span></text:p>
      <text:p text:style-name="P60"><text:span text:style-name="T63"><text:tab/><text:tab/><text:tab/> <text:s/>// Но практически безсмысленно т. к. объект указателя был </text:span><text:span text:style-name="T54">скопирован</text:span><text:span text:style-name="T63"> <text:s/><text:tab/><text:tab/><text:tab/> <text:s/>// и изменения адресса влияет только на указатель внутри функции.</text:span></text:p>
      <text:p text:style-name="P62"><text:tab/></text:p>
      <text:p text:style-name="P60"><text:span text:style-name="T12"><text:tab/>*</text:span><text:span text:style-name="T45">ptr_b</text:span><text:span text:style-name="T12"> = </text:span><text:span text:style-name="T45">local</text:span><text:span text:style-name="T12">; </text:span><text:span text:style-name="T63">// Error. Запрещено модифицировать объект посредством указателя ptr_b</text:span></text:p>
      <text:p text:style-name="P60"><text:span text:style-name="T12"><text:tab/></text:span><text:span text:style-name="T45">ptr_b</text:span><text:span text:style-name="T12"> = &amp;</text:span><text:span text:style-name="T45">local</text:span><text:span text:style-name="T12">; </text:span><text:span text:style-name="T63">// ok. но сомнительно. т.к. изменяется адрес локальной копии указателя</text:span></text:p>
      <text:p text:style-name="P62"><text:tab/></text:p>
      <text:p text:style-name="P60"><text:span text:style-name="T12"><text:tab/>*</text:span><text:span text:style-name="T45">ptr_c</text:span><text:span text:style-name="T12"> = </text:span><text:span text:style-name="T45">local</text:span><text:span text:style-name="T12">; <text:s/></text:span><text:span text:style-name="T63">// ok.</text:span></text:p>
      <text:p text:style-name="P60"><text:span text:style-name="T12"><text:tab/>&amp;</text:span><text:span text:style-name="T45">ptr_c</text:span><text:span text:style-name="T12"> = &amp;</text:span><text:span text:style-name="T45">local</text:span><text:span text:style-name="T12">; </text:span><text:span text:style-name="T63">// Error.</text:span></text:p>
      <text:p text:style-name="P62"><text:tab/></text:p>
      <text:p text:style-name="P60"><text:span text:style-name="T12"><text:tab/></text:span><text:span text:style-name="T45">ptr_d</text:span><text:span text:style-name="T12"> = &amp;</text:span><text:span text:style-name="T45">local</text:span><text:span text:style-name="T12">; </text:span><text:span text:style-name="T63">// Error. c</text:span><text:span text:style-name="T59">onst pointer</text:span></text:p>
      <text:p text:style-name="P60"><text:span text:style-name="T12"><text:tab/>*</text:span><text:span text:style-name="T45">ptr_d</text:span><text:span text:style-name="T12"> = </text:span><text:span text:style-name="T45">local</text:span><text:span text:style-name="T12">; </text:span><text:span text:style-name="T63">// Error. const pointer value</text:span></text:p>
      <text:p text:style-name="P62">}</text:p>
      <text:p text:style-name="P62"/>
      <text:p text:style-name="P60"><text:span text:style-name="T38">int</text:span><text:span text:style-name="T12"> </text:span><text:span text:style-name="T20">main</text:span><text:span text:style-name="T12">()</text:span></text:p>
      <text:p text:style-name="P62">{</text:p>
      <text:p text:style-name="P60"><text:span text:style-name="T12"><text:tab/></text:span><text:span text:style-name="T38">int</text:span><text:span text:style-name="T12"> *</text:span><text:span text:style-name="T45">pA</text:span><text:span text:style-name="T12"> = </text:span><text:span text:style-name="T38">new</text:span><text:span text:style-name="T12"> </text:span><text:span text:style-name="T38">int</text:span><text:span text:style-name="T12">(5);</text:span></text:p>
      <text:p text:style-name="P60"><text:span text:style-name="T12"><text:tab/></text:span><text:span text:style-name="T38">const</text:span><text:span text:style-name="T12"> </text:span><text:span text:style-name="T38">int</text:span><text:span text:style-name="T12"> *</text:span><text:span text:style-name="T45">pB</text:span><text:span text:style-name="T12"> = </text:span><text:span text:style-name="T38">new</text:span><text:span text:style-name="T12"> </text:span><text:span text:style-name="T38">int</text:span><text:span text:style-name="T12">(6);</text:span></text:p>
      <text:p text:style-name="P60"><text:span text:style-name="T12"><text:tab/></text:span><text:span text:style-name="T38">int</text:span><text:span text:style-name="T12"> *</text:span><text:span text:style-name="T38">const</text:span><text:span text:style-name="T12"> </text:span><text:span text:style-name="T45">pC</text:span><text:span text:style-name="T12"> = </text:span><text:span text:style-name="T38">new</text:span><text:span text:style-name="T12"> </text:span><text:span text:style-name="T38">int</text:span><text:span text:style-name="T12">(7);</text:span></text:p>
      <text:p text:style-name="P60"><text:span text:style-name="T12"><text:tab/></text:span><text:span text:style-name="T38">const</text:span><text:span text:style-name="T12"> </text:span><text:span text:style-name="T38">int</text:span><text:span text:style-name="T12"> *</text:span><text:span text:style-name="T38">const</text:span><text:span text:style-name="T12"> </text:span><text:span text:style-name="T45">pD</text:span><text:span text:style-name="T12"> = </text:span><text:span text:style-name="T38">new</text:span><text:span text:style-name="T12"> </text:span><text:span text:style-name="T38">int</text:span><text:span text:style-name="T12">(8);</text:span></text:p>
      <text:p text:style-name="P62"/>
      <text:p text:style-name="P60"><text:span text:style-name="T12"><text:tab/></text:span><text:span text:style-name="T20">Func</text:span><text:span text:style-name="T12">(</text:span><text:span text:style-name="T45">pA</text:span><text:span text:style-name="T12">, </text:span><text:span text:style-name="T45">pB</text:span><text:span text:style-name="T12">, </text:span><text:span text:style-name="T45">pC</text:span><text:span text:style-name="T12">, </text:span><text:span text:style-name="T45">pD</text:span><text:span text:style-name="T12">);</text:span></text:p>
      <text:p text:style-name="P62"><text:tab/></text:p>
      <text:p text:style-name="P60"><text:span text:style-name="T12"><text:tab/></text:span><text:span text:style-name="T38">delete</text:span><text:span text:style-name="T12"> </text:span><text:span text:style-name="T45">pA</text:span><text:span text:style-name="T12">, </text:span><text:span text:style-name="T45">pB</text:span><text:span text:style-name="T12">, </text:span><text:span text:style-name="T45">pC</text:span><text:span text:style-name="T12">, </text:span><text:span text:style-name="T45">pD</text:span><text:span text:style-name="T12">;</text:span></text:p>
      <text:p text:style-name="P62"/>
      <text:p text:style-name="P60"><text:span text:style-name="T12"><text:tab/></text:span><text:span text:style-name="T38">return</text:span><text:span text:style-name="T12"> 0;</text:span></text:p>
      <text:p text:style-name="P62">}</text:p>
      <text:p text:style-name="P10"/>
      <text:p text:style-name="P10"/>
      <text:p text:style-name="P10"/>
      <text:p text:style-name="P10"/>
      <text:p text:style-name="P10"/>
      <text:p text:style-name="P10"/>
      <text:p text:style-name="P10"><text:soft-page-break/></text:p>
      <text:p text:style-name="P10"/>
      <text:p text:style-name="P10"><text:tab/>Передача аргументов по ссылке.</text:p>
      <text:p text:style-name="P10"><text:tab/><text:span text:style-name="T111">Как мы знаем ссылка это и есть сам объект</text:span><text:span text:style-name="T83">, </text:span><text:span text:style-name="T111">т. е. в функции мы работаем с исходным объектом. </text:span></text:p>
      <text:p text:style-name="P10"><text:span text:style-name="T111"><text:tab/>Если мы объявлям ссылочный </text:span><text:span text:style-name="T90">(</text:span><text:span text:style-name="T111">параметр?</text:span><text:span text:style-name="T90">)</text:span><text:span text:style-name="T111"> как </text:span><text:span text:style-name="T90">const </text:span><text:span text:style-name="T111">мы запрещаем изменение его значения внутри <text:tab/>функции.</text:span><text:span text:style-name="T90"> </text:span><text:span text:style-name="T111"><text:s/></text:span></text:p>
      <text:p text:style-name="P2"><text:span text:style-name="T110"><text:tab/></text:span><text:span text:style-name="T33">void</text:span><text:span text:style-name="T11"> </text:span><text:span text:style-name="T19">PassByRef</text:span><text:span text:style-name="T11">(</text:span><text:span text:style-name="T33">int</text:span><text:span text:style-name="T11"> &amp;</text:span><text:span text:style-name="T42">a</text:span><text:span text:style-name="T11">, </text:span><text:span text:style-name="T33">const</text:span><text:span text:style-name="T11"> </text:span><text:span text:style-name="T33">int</text:span><text:span text:style-name="T11"> &amp;</text:span><text:span text:style-name="T42">b</text:span><text:span text:style-name="T11">)</text:span></text:p>
      <text:p text:style-name="P59">{</text:p>
      <text:p text:style-name="P58"><text:span text:style-name="T11"><text:tab/></text:span><text:span text:style-name="T33">int</text:span><text:span text:style-name="T11"> </text:span><text:span text:style-name="T42">new_val</text:span><text:span text:style-name="T11"> = 1;</text:span></text:p>
      <text:p text:style-name="P58"><text:span text:style-name="T11"><text:tab/></text:span><text:span text:style-name="T42">a</text:span><text:span text:style-name="T11"> = </text:span><text:span text:style-name="T42">new_val</text:span><text:span text:style-name="T11">; </text:span><text:span text:style-name="T56">// ok</text:span></text:p>
      <text:p text:style-name="P58"><text:span text:style-name="T11"><text:tab/></text:span><text:span text:style-name="T42">b</text:span><text:span text:style-name="T11"> = </text:span><text:span text:style-name="T42">new_val</text:span><text:span text:style-name="T11">; </text:span><text:span text:style-name="T56">// Error. non modifiable lvalue</text:span></text:p>
      <text:p text:style-name="P57">}</text:p>
      <text:p text:style-name="P57"/>
      <text:p text:style-name="P56"><text:span text:style-name="T66">Расмотрим константы как члены класса</text:span><text:span text:style-name="T69">.</text:span></text:p>
      <text:p text:style-name="P71"><text:tab/>В пользовательских типах мы можем обьявлять константы. Имеются некотрые различия между стандартами. В 11 стандарте мы можем инициализировать константные переменные <text:s/>при инициализации.</text:p>
      <text:p text:style-name="P65"><text:span text:style-name="T33">class</text:span><text:span text:style-name="T11"> </text:span><text:span text:style-name="T33">A</text:span></text:p>
      <text:p text:style-name="P66">{</text:p>
      <text:p text:style-name="P67"><text:span text:style-name="T33">private</text:span><text:span text:style-name="T11">:</text:span></text:p>
      <text:p text:style-name="P67"><text:span text:style-name="T11"><text:tab/></text:span><text:span text:style-name="T33">const</text:span><text:span text:style-name="T11"> </text:span><text:span text:style-name="T33">int</text:span><text:span text:style-name="T11"> </text:span><text:span text:style-name="T42">a</text:span><text:span text:style-name="T11"> = 3; </text:span><text:span text:style-name="T56">// можно в C++11</text:span></text:p>
      <text:p text:style-name="P66">};</text:p>
      <text:p text:style-name="P64"/>
      <text:p text:style-name="P64">В 98 стандарте надо было использовать списки инициализации<text:span text:style-name="T82">.</text:span></text:p>
      <text:p text:style-name="P64"><text:span text:style-name="T39">class</text:span><text:span text:style-name="T9"> </text:span><text:span text:style-name="T39">A</text:span></text:p>
      <text:p text:style-name="P68">{</text:p>
      <text:p text:style-name="P69"><text:span text:style-name="T33">public</text:span><text:span text:style-name="T11">:</text:span></text:p>
      <text:p text:style-name="P69"><text:span text:style-name="T11"><text:tab/></text:span><text:span text:style-name="T33">A</text:span><text:span text:style-name="T11">(): </text:span><text:span text:style-name="T42">a</text:span><text:span text:style-name="T11">(5) {} </text:span><text:span text:style-name="T56">// init in C++98</text:span></text:p>
      <text:p text:style-name="P69"><text:span text:style-name="T33">private</text:span><text:span text:style-name="T11">:</text:span></text:p>
      <text:p text:style-name="P69"><text:span text:style-name="T11"><text:tab/></text:span><text:span text:style-name="T33">const</text:span><text:span text:style-name="T11"> </text:span><text:span text:style-name="T33">int</text:span><text:span text:style-name="T11"> </text:span><text:span text:style-name="T42">a</text:span><text:span text:style-name="T11">;</text:span></text:p>
      <text:p text:style-name="P70">};</text:p>
      <text:p text:style-name="P81"/>
      <text:p text:style-name="P81"/>
      <text:p text:style-name="P81"/>
      <text:p text:style-name="P81"/>
      <text:p text:style-name="P81"/>
      <text:p text:style-name="P81"/>
      <text:p text:style-name="P81"/>
      <text:p text:style-name="P81"/>
      <text:p text:style-name="P81"><text:soft-page-break/></text:p>
      <text:p text:style-name="P3"><text:tab/>С++ не поддерживает <text:span text:style-name="T84">'</text:span>глубокую<text:span text:style-name="T84">' </text:span>констанстность давайте расмотри следующий код.</text:p>
      <text:p text:style-name="P3"/>
      <text:p text:style-name="P11">//----------------------------------------------------------------------------------------------</text:p>
      <text:p text:style-name="P72"><text:span text:style-name="T33">class</text:span><text:span text:style-name="T11"> </text:span><text:span text:style-name="T36">A</text:span></text:p>
      <text:p text:style-name="P73">{</text:p>
      <text:p text:style-name="P74"><text:span text:style-name="T33">public</text:span><text:span text:style-name="T11">:</text:span></text:p>
      <text:p text:style-name="P74"><text:span text:style-name="T11"><text:tab/></text:span><text:span text:style-name="T33">A</text:span><text:span text:style-name="T11">(): </text:span><text:span text:style-name="T42">b</text:span><text:span text:style-name="T11">(0) {}</text:span></text:p>
      <text:p text:style-name="P73"/>
      <text:p text:style-name="P74"><text:span text:style-name="T11"><text:tab/></text:span><text:span text:style-name="T33">int</text:span><text:span text:style-name="T11"> </text:span><text:span text:style-name="T42">b</text:span><text:span text:style-name="T11">;</text:span></text:p>
      <text:p text:style-name="P73">};</text:p>
      <text:p text:style-name="P73"/>
      <text:p text:style-name="P75">//----------------------------------------------------------------------------------------------</text:p>
      <text:p text:style-name="P74"><text:span text:style-name="T33">class</text:span><text:span text:style-name="T11"> </text:span><text:span text:style-name="T33">B</text:span></text:p>
      <text:p text:style-name="P73">{</text:p>
      <text:p text:style-name="P74"><text:span text:style-name="T33">public</text:span><text:span text:style-name="T11">:</text:span></text:p>
      <text:p text:style-name="P74"><text:span text:style-name="T11"><text:tab/></text:span><text:span text:style-name="T33">B</text:span><text:span text:style-name="T11">(){}</text:span></text:p>
      <text:p text:style-name="P73"/>
      <text:p text:style-name="P74"><text:span text:style-name="T11"><text:tab/></text:span><text:span text:style-name="T33">B</text:span><text:span text:style-name="T11"> </text:span><text:span text:style-name="T42">obj_b</text:span><text:span text:style-name="T11">;</text:span></text:p>
      <text:p text:style-name="P73">};</text:p>
      <text:p text:style-name="P7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3"/></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0.2917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7-16T21:18:54.10</dc:date>
    <meta:generator>OpenOffice/4.1.2$Win32 OpenOffice.org_project/412m3$Build-9782</meta:generator>
    <meta:editing-duration>P14DT10H25M9S</meta:editing-duration>
    <meta:editing-cycles>166</meta:editing-cycles>
    <meta:document-statistic meta:table-count="0" meta:image-count="0" meta:object-count="0" meta:page-count="10" meta:paragraph-count="213" meta:word-count="2254" meta:character-count="15109"/>
  </office:meta>
</office:document-meta>
</file>